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2.04pt"/>
    </style:style>
    <style:style style:name="co2" style:family="table-column">
      <style:table-column-properties fo:break-before="auto" style:column-width="87.31pt"/>
    </style:style>
    <style:style style:name="co3" style:family="table-column">
      <style:table-column-properties fo:break-before="auto" style:column-width="123pt"/>
    </style:style>
    <style:style style:name="co4" style:family="table-column">
      <style:table-column-properties fo:break-before="auto" style:column-width="96.04pt"/>
    </style:style>
    <style:style style:name="co5" style:family="table-column">
      <style:table-column-properties fo:break-before="auto" style:column-width="138.9pt"/>
    </style:style>
    <style:style style:name="co6" style:family="table-column">
      <style:table-column-properties fo:break-before="auto" style:column-width="134.96pt"/>
    </style:style>
    <style:style style:name="co7" style:family="table-column">
      <style:table-column-properties fo:break-before="auto" style:column-width="99.24pt"/>
    </style:style>
    <style:style style:name="co8" style:family="table-column">
      <style:table-column-properties fo:break-before="auto" style:column-width="80.16pt"/>
    </style:style>
    <style:style style:name="co9" style:family="table-column">
      <style:table-column-properties fo:break-before="auto" style:column-width="15.05pt"/>
    </style:style>
    <style:style style:name="co10" style:family="table-column">
      <style:table-column-properties fo:break-before="auto" style:column-width="59.5pt"/>
    </style:style>
    <style:style style:name="co11" style:family="table-column">
      <style:table-column-properties fo:break-before="auto" style:column-width="25.4pt"/>
    </style:style>
    <style:style style:name="co12" style:family="table-column">
      <style:table-column-properties fo:break-before="auto" style:column-width="96.86pt"/>
    </style:style>
    <style:style style:name="co13" style:family="table-column">
      <style:table-column-properties fo:break-before="auto" style:column-width="92.04pt"/>
    </style:style>
    <style:style style:name="co14" style:family="table-column">
      <style:table-column-properties fo:break-before="auto" style:column-width="132.6pt"/>
    </style:style>
    <style:style style:name="co15" style:family="table-column">
      <style:table-column-properties fo:break-before="auto" style:column-width="102.39pt"/>
    </style:style>
    <style:style style:name="co16" style:family="table-column">
      <style:table-column-properties fo:break-before="auto" style:column-width="108.74pt"/>
    </style:style>
    <style:style style:name="co17" style:family="table-column">
      <style:table-column-properties fo:break-before="auto" style:column-width="12.76pt"/>
    </style:style>
    <style:style style:name="co18" style:family="table-column">
      <style:table-column-properties fo:break-before="auto" style:column-width="38.89pt"/>
    </style:style>
    <style:style style:name="co19" style:family="table-column">
      <style:table-column-properties fo:break-before="auto" style:column-width="149.24pt"/>
    </style:style>
    <style:style style:name="co20" style:family="table-column">
      <style:table-column-properties fo:break-before="auto" style:column-width="159.51pt"/>
    </style:style>
    <style:style style:name="co21" style:family="table-column">
      <style:table-column-properties fo:break-before="auto" style:column-width="158.74pt"/>
    </style:style>
    <style:style style:name="co22" style:family="table-column">
      <style:table-column-properties fo:break-before="auto" style:column-width="166.71pt"/>
    </style:style>
    <style:style style:name="co23" style:family="table-column">
      <style:table-column-properties fo:break-before="auto" style:column-width="11.91pt"/>
    </style:style>
    <style:style style:name="co24" style:family="table-column">
      <style:table-column-properties fo:break-before="auto" style:column-width="29.4pt"/>
    </style:style>
    <style:style style:name="co25" style:family="table-column">
      <style:table-column-properties fo:break-before="auto" style:column-width="103.21pt"/>
    </style:style>
    <style:style style:name="co26" style:family="table-column">
      <style:table-column-properties fo:break-before="auto" style:column-width="97.65pt"/>
    </style:style>
    <style:style style:name="co27" style:family="table-column">
      <style:table-column-properties fo:break-before="auto" style:column-width="148.39pt"/>
    </style:style>
    <style:style style:name="co28" style:family="table-column">
      <style:table-column-properties fo:break-before="auto" style:column-width="142.84pt"/>
    </style:style>
    <style:style style:name="co29" style:family="table-column">
      <style:table-column-properties fo:break-before="auto" style:column-width="116.65pt"/>
    </style:style>
    <style:style style:name="co30" style:family="table-column">
      <style:table-column-properties fo:break-before="auto" style:column-width="16.64pt"/>
    </style:style>
    <style:style style:name="co31" style:family="table-column">
      <style:table-column-properties fo:break-before="auto" style:column-width="53.94pt"/>
    </style:style>
    <style:style style:name="co32" style:family="table-column">
      <style:table-column-properties fo:break-before="auto" style:column-width="27.81pt"/>
    </style:style>
    <style:style style:name="co33" style:family="table-column">
      <style:table-column-properties fo:break-before="auto" style:column-width="100.01pt"/>
    </style:style>
    <style:style style:name="co34" style:family="table-column">
      <style:table-column-properties fo:break-before="auto" style:column-width="93.71pt"/>
    </style:style>
    <style:style style:name="co35" style:family="table-column">
      <style:table-column-properties fo:break-before="auto" style:column-width="107.94pt"/>
    </style:style>
    <style:style style:name="co36" style:family="table-column">
      <style:table-column-properties fo:break-before="auto" style:column-width="131.75pt"/>
    </style:style>
    <style:style style:name="co37" style:family="table-column">
      <style:table-column-properties fo:break-before="auto" style:column-width="125.4pt"/>
    </style:style>
    <style:style style:name="co38" style:family="table-column">
      <style:table-column-properties fo:break-before="auto" style:column-width="31.69pt"/>
    </style:style>
    <style:style style:name="co39" style:family="table-column">
      <style:table-column-properties fo:break-before="auto" style:column-width="101.59pt"/>
    </style:style>
    <style:style style:name="co40" style:family="table-column">
      <style:table-column-properties fo:break-before="auto" style:column-width="139.66pt"/>
    </style:style>
    <style:style style:name="co41" style:family="table-column">
      <style:table-column-properties fo:break-before="auto" style:column-width="114.29pt"/>
    </style:style>
    <style:style style:name="co42" style:family="table-column">
      <style:table-column-properties fo:break-before="auto" style:column-width="113.5pt"/>
    </style:style>
    <style:style style:name="co43" style:family="table-column">
      <style:table-column-properties fo:break-before="auto" style:column-width="118.29pt"/>
    </style:style>
    <style:style style:name="co44" style:family="table-column">
      <style:table-column-properties fo:break-before="auto" style:column-width="2.41pt"/>
    </style:style>
    <style:style style:name="co45" style:family="table-column">
      <style:table-column-properties fo:break-before="auto" style:column-width="106.36pt"/>
    </style:style>
    <style:style style:name="co46" style:family="table-column">
      <style:table-column-properties fo:break-before="auto" style:column-width="133.34pt"/>
    </style:style>
    <style:style style:name="co47" style:family="table-column">
      <style:table-column-properties fo:break-before="auto" style:column-width="136.49pt"/>
    </style:style>
    <style:style style:name="co48" style:family="table-column">
      <style:table-column-properties fo:break-before="auto" style:column-width="38.15pt"/>
    </style:style>
    <style:style style:name="co49" style:family="table-column">
      <style:table-column-properties fo:break-before="auto" style:column-width="127.81pt"/>
    </style:style>
    <style:style style:name="co50" style:family="table-column">
      <style:table-column-properties fo:break-before="auto" style:column-width="115.91pt"/>
    </style:style>
    <style:style style:name="co51" style:family="table-column">
      <style:table-column-properties fo:break-before="auto" style:column-width="152.39pt"/>
    </style:style>
    <style:style style:name="co52" style:family="table-column">
      <style:table-column-properties fo:break-before="auto" style:column-width="138.16pt"/>
    </style:style>
    <style:style style:name="co53" style:family="table-column">
      <style:table-column-properties fo:break-before="auto" style:column-width="24.6pt"/>
    </style:style>
    <style:style style:name="co54" style:family="table-column">
      <style:table-column-properties fo:break-before="auto" style:column-width="27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Base">
      <style:table-properties table:display="true" style:writing-mode="lr-tb"/>
    </style:style>
    <style:style style:name="ta2" style:family="table" style:master-page-name="PageStyle_5f_Exercicio-1">
      <style:table-properties table:display="true" style:writing-mode="lr-tb"/>
    </style:style>
    <style:style style:name="ta3" style:family="table" style:master-page-name="PageStyle_5f_Exercicio-2">
      <style:table-properties table:display="true" style:writing-mode="lr-tb"/>
    </style:style>
    <style:style style:name="ta4" style:family="table" style:master-page-name="PageStyle_5f_Exercicio-3">
      <style:table-properties table:display="true" style:writing-mode="lr-tb"/>
    </style:style>
    <style:style style:name="ta5" style:family="table" style:master-page-name="PageStyle_5f_Exercicio-4">
      <style:table-properties table:display="true" style:writing-mode="lr-tb"/>
    </style:style>
    <style:style style:name="ta6" style:family="table" style:master-page-name="PageStyle_5f_Exercicio-5">
      <style:table-properties table:display="true" style:writing-mode="lr-tb"/>
    </style:style>
    <style:style style:name="ta7" style:family="table" style:master-page-name="PageStyle_5f_Exercicio-6">
      <style:table-properties table:display="true" style:writing-mode="lr-tb"/>
    </style:style>
    <style:style style:name="ta8" style:family="table" style:master-page-name="PageStyle_5f_Exercicio-7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07376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">
      <style:table-cell-properties fo:background-color="#ffd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07376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25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25">
      <style:table-cell-properties fo:background-color="#ffd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8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9" style:family="table-cell" style:parent-style-name="Default" style:data-style-name="N125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20" style:family="table-cell" style:parent-style-name="Default" style:data-style-name="N125">
      <style:table-cell-properties fo:background-color="#ffd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21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32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39" style:family="table-cell" style:parent-style-name="Default">
      <style:table-cell-properties fo:background-color="#efefe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d96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27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27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43" style:family="table-cell" style:parent-style-name="Default" style:data-style-name="N127">
      <style:table-cell-properties fo:background-color="#ffd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a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10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Método da Bissecção</text:p>
          </table:table-cell>
          <table:covered-table-cell table:number-columns-repeated="10"/>
          <table:table-cell table:style-name="ce22" table:number-columns-repeated="15"/>
          <table:table-cell table:number-columns-repeated="998"/>
        </table:table-row>
        <table:table-row table:style-name="ro1">
          <table:table-cell table:style-name="ce2" office:value-type="string" calcext:value-type="string">
            <text:p>Inserção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f(a)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f(b)</text:p>
          </table:table-cell>
          <table:table-cell table:style-name="ce10" office:value-type="string" calcext:value-type="string">
            <text:p>c = a + b/2</text:p>
          </table:table-cell>
          <table:table-cell table:style-name="ce10" office:value-type="string" calcext:value-type="string">
            <text:p>f(c)</text:p>
          </table:table-cell>
          <table:table-cell table:style-name="ce10" office:value-type="string" calcext:value-type="string">
            <text:p>b-a <text:s/>[e]</text:p>
          </table:table-cell>
          <table:table-cell/>
          <table:table-cell table:style-name="ce26" office:value-type="string" calcext:value-type="string">
            <text:p>indice</text:p>
          </table:table-cell>
          <table:table-cell table:style-name="ce31" office:value-type="string" calcext:value-type="string">
            <text:p>EXP(x)-3*x</text:p>
          </table:table-cell>
          <table:table-cell table:number-columns-repeated="1013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2" table:formula="of:=EXP([.B3])-3*[.B3]" office:value-type="float" office:value="1" calcext:value-type="float">
            <text:p>1.00000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-0.2817" calcext:value-type="float">
            <text:p>-0.281700</text:p>
          </table:table-cell>
          <table:table-cell table:style-name="ce12" table:formula="of:=AVERAGE([.B3];[.D3])" office:value-type="float" office:value="0.5" calcext:value-type="float">
            <text:p>0.500000</text:p>
          </table:table-cell>
          <table:table-cell table:style-name="ce12" table:formula="of:=EXP([.F3])-3*[.F3]" office:value-type="float" office:value="0.148721270700128" calcext:value-type="float">
            <text:p>0.148721</text:p>
          </table:table-cell>
          <table:table-cell table:style-name="ce12" table:formula="of:=SUM([.D3];-[.B3])" office:value-type="float" office:value="1" calcext:value-type="float">
            <text:p>1.000000</text:p>
          </table:table-cell>
          <table:table-cell/>
          <table:table-cell table:style-name="ce27" office:value-type="float" office:value="0" calcext:value-type="float">
            <text:p>0</text:p>
          </table:table-cell>
          <table:table-cell table:style-name="ce32" table:formula="of:=EXP([.J3])-3*[.J3]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table:formula="of:=IF(([.G3]*-1)&lt;0;[.F3];[.B3])" office:value-type="float" office:value="0.5" calcext:value-type="float">
            <text:p>0.500000</text:p>
          </table:table-cell>
          <table:table-cell table:style-name="ce12" table:formula="of:=EXP([.B4])-3*[.B4]" office:value-type="float" office:value="0.148721270700128" calcext:value-type="float">
            <text:p>0.148721</text:p>
          </table:table-cell>
          <table:table-cell table:style-name="ce12" table:formula="of:=IF(([.G3]*-1)&lt;0;[.D3];[.F3])" office:value-type="float" office:value="1" calcext:value-type="float">
            <text:p>1.000000</text:p>
          </table:table-cell>
          <table:table-cell table:style-name="ce19" table:formula="of:=EXP([.D4])-3*[.D4]" office:value-type="float" office:value="-0.281718171540955" calcext:value-type="float">
            <text:p>-0.281718</text:p>
          </table:table-cell>
          <table:table-cell table:style-name="ce12" table:formula="of:=AVERAGE([.B4];[.D4])" office:value-type="float" office:value="0.75" calcext:value-type="float">
            <text:p>0.750000</text:p>
          </table:table-cell>
          <table:table-cell table:style-name="ce12" table:formula="of:=EXP([.F4])-3*[.F4]" office:value-type="float" office:value="-0.132999983387325" calcext:value-type="float">
            <text:p>-0.133000</text:p>
          </table:table-cell>
          <table:table-cell table:style-name="ce12" table:formula="of:=SUM([.D4];-[.B4])" office:value-type="float" office:value="0.5" calcext:value-type="float">
            <text:p>0.500000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2" table:formula="of:=EXP([.J4])-3*[.J4]" office:value-type="float" office:value="-0.281718171540955" calcext:value-type="float">
            <text:p>-0.281718171540955</text:p>
          </table:table-cell>
          <table:table-cell table:number-columns-repeated="101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2" table:formula="of:=IF(([.G4]*-1)&lt;0;[.F4];[.B4])" office:value-type="float" office:value="0.5" calcext:value-type="float">
            <text:p>0.500000</text:p>
          </table:table-cell>
          <table:table-cell table:style-name="ce12" table:formula="of:=EXP([.B5])-3*[.B5]" office:value-type="float" office:value="0.148721270700128" calcext:value-type="float">
            <text:p>0.148721</text:p>
          </table:table-cell>
          <table:table-cell table:style-name="ce12" table:formula="of:=IF(([.G4]*-1)&lt;0;[.D4];[.F4])" office:value-type="float" office:value="0.75" calcext:value-type="float">
            <text:p>0.750000</text:p>
          </table:table-cell>
          <table:table-cell table:style-name="ce19" table:formula="of:=EXP([.D5])-3*[.D5]" office:value-type="float" office:value="-0.132999983387325" calcext:value-type="float">
            <text:p>-0.133000</text:p>
          </table:table-cell>
          <table:table-cell table:style-name="ce12" table:formula="of:=AVERAGE([.B5];[.D5])" office:value-type="float" office:value="0.625" calcext:value-type="float">
            <text:p>0.625000</text:p>
          </table:table-cell>
          <table:table-cell table:style-name="ce12" table:formula="of:=EXP([.F5])-3*[.F5]" office:value-type="float" office:value="-0.00675404256777767" calcext:value-type="float">
            <text:p>-0.006754</text:p>
          </table:table-cell>
          <table:table-cell table:style-name="ce12" table:formula="of:=SUM([.D5];-[.B5])" office:value-type="float" office:value="0.25" calcext:value-type="float">
            <text:p>0.250000</text:p>
          </table:table-cell>
          <table:table-cell/>
          <table:table-cell table:style-name="ce28" table:number-columns-repeated="2"/>
          <table:table-cell table:number-columns-repeated="101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2" table:formula="of:=IF(([.G5]*-1)&lt;0;[.F5];[.B5])" office:value-type="float" office:value="0.5" calcext:value-type="float">
            <text:p>0.500000</text:p>
          </table:table-cell>
          <table:table-cell table:style-name="ce12" table:formula="of:=EXP([.B6])-3*[.B6]" office:value-type="float" office:value="0.148721270700128" calcext:value-type="float">
            <text:p>0.148721</text:p>
          </table:table-cell>
          <table:table-cell table:style-name="ce12" table:formula="of:=IF(([.G5]*-1)&lt;0;[.D5];[.F5])" office:value-type="float" office:value="0.625" calcext:value-type="float">
            <text:p>0.625000</text:p>
          </table:table-cell>
          <table:table-cell table:style-name="ce19" table:formula="of:=EXP([.D6])-3*[.D6]" office:value-type="float" office:value="-0.00675404256777767" calcext:value-type="float">
            <text:p>-0.006754</text:p>
          </table:table-cell>
          <table:table-cell table:style-name="ce12" table:formula="of:=AVERAGE([.B6];[.D6])" office:value-type="float" office:value="0.5625" calcext:value-type="float">
            <text:p>0.562500</text:p>
          </table:table-cell>
          <table:table-cell table:style-name="ce12" table:formula="of:=EXP([.F6])-3*[.F6]" office:value-type="float" office:value="0.0675546569602985" calcext:value-type="float">
            <text:p>0.067555</text:p>
          </table:table-cell>
          <table:table-cell table:style-name="ce12" table:formula="of:=SUM([.D6];-[.B6])" office:value-type="float" office:value="0.125" calcext:value-type="float">
            <text:p>0.125000</text:p>
          </table:table-cell>
          <table:table-cell/>
          <table:table-cell table:style-name="ce28" table:number-columns-repeated="2"/>
          <table:table-cell table:style-name="ce23" table:number-columns-repeated="15"/>
          <table:table-cell table:number-columns-repeated="99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2" table:formula="of:=IF(([.G6]*-1)&lt;0;[.F6];[.B6])" office:value-type="float" office:value="0.5625" calcext:value-type="float">
            <text:p>0.562500</text:p>
          </table:table-cell>
          <table:table-cell table:style-name="ce12" table:formula="of:=EXP([.B7])-3*[.B7]" office:value-type="float" office:value="0.0675546569602985" calcext:value-type="float">
            <text:p>0.067555</text:p>
          </table:table-cell>
          <table:table-cell table:style-name="ce12" table:formula="of:=IF(([.G6]*-1)&lt;0;[.D6];[.F6])" office:value-type="float" office:value="0.625" calcext:value-type="float">
            <text:p>0.625000</text:p>
          </table:table-cell>
          <table:table-cell table:style-name="ce19" table:formula="of:=EXP([.D7])-3*[.D7]" office:value-type="float" office:value="-0.00675404256777767" calcext:value-type="float">
            <text:p>-0.006754</text:p>
          </table:table-cell>
          <table:table-cell table:style-name="ce12" table:formula="of:=AVERAGE([.B7];[.D7])" office:value-type="float" office:value="0.59375" calcext:value-type="float">
            <text:p>0.593750</text:p>
          </table:table-cell>
          <table:table-cell table:style-name="ce12" table:formula="of:=EXP([.F7])-3*[.F7]" office:value-type="float" office:value="0.0295160721193872" calcext:value-type="float">
            <text:p>0.029516</text:p>
          </table:table-cell>
          <table:table-cell table:style-name="ce12" table:formula="of:=SUM([.D7];-[.B7])" office:value-type="float" office:value="0.0625" calcext:value-type="float">
            <text:p>0.062500</text:p>
          </table:table-cell>
          <table:table-cell/>
          <table:table-cell table:style-name="ce28" table:number-columns-repeated="2"/>
          <table:table-cell table:number-columns-repeated="101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2" table:formula="of:=IF(([.G7]*-1)&lt;0;[.F7];[.B7])" office:value-type="float" office:value="0.59375" calcext:value-type="float">
            <text:p>0.593750</text:p>
          </table:table-cell>
          <table:table-cell table:style-name="ce12" table:formula="of:=EXP([.B8])-3*[.B8]" office:value-type="float" office:value="0.0295160721193872" calcext:value-type="float">
            <text:p>0.029516</text:p>
          </table:table-cell>
          <table:table-cell table:style-name="ce12" table:formula="of:=IF(([.G7]*-1)&lt;0;[.D7];[.F7])" office:value-type="float" office:value="0.625" calcext:value-type="float">
            <text:p>0.625000</text:p>
          </table:table-cell>
          <table:table-cell table:style-name="ce19" table:formula="of:=EXP([.D8])-3*[.D8]" office:value-type="float" office:value="-0.00675404256777767" calcext:value-type="float">
            <text:p>-0.006754</text:p>
          </table:table-cell>
          <table:table-cell table:style-name="ce12" table:formula="of:=AVERAGE([.B8];[.D8])" office:value-type="float" office:value="0.609375" calcext:value-type="float">
            <text:p>0.609375</text:p>
          </table:table-cell>
          <table:table-cell table:style-name="ce12" table:formula="of:=EXP([.F8])-3*[.F8]" office:value-type="float" office:value="0.0111564885417808" calcext:value-type="float">
            <text:p>0.011156</text:p>
          </table:table-cell>
          <table:table-cell table:style-name="ce12" table:formula="of:=SUM([.D8];-[.B8])" office:value-type="float" office:value="0.03125" calcext:value-type="float">
            <text:p>0.031250</text:p>
          </table:table-cell>
          <table:table-cell/>
          <table:table-cell table:style-name="ce28" table:number-columns-repeated="2"/>
          <table:table-cell table:number-columns-repeated="101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2" table:formula="of:=IF(([.G8]*-1)&lt;0;[.F8];[.B8])" office:value-type="float" office:value="0.609375" calcext:value-type="float">
            <text:p>0.609375</text:p>
          </table:table-cell>
          <table:table-cell table:style-name="ce12" table:formula="of:=EXP([.B9])-3*[.B9]" office:value-type="float" office:value="0.0111564885417808" calcext:value-type="float">
            <text:p>0.011156</text:p>
          </table:table-cell>
          <table:table-cell table:style-name="ce12" table:formula="of:=IF(([.G8]*-1)&lt;0;[.D8];[.F8])" office:value-type="float" office:value="0.625" calcext:value-type="float">
            <text:p>0.625000</text:p>
          </table:table-cell>
          <table:table-cell table:style-name="ce19" table:formula="of:=EXP([.D9])-3*[.D9]" office:value-type="float" office:value="-0.00675404256777767" calcext:value-type="float">
            <text:p>-0.006754</text:p>
          </table:table-cell>
          <table:table-cell table:style-name="ce12" table:formula="of:=AVERAGE([.B9];[.D9])" office:value-type="float" office:value="0.6171875" calcext:value-type="float">
            <text:p>0.617188</text:p>
          </table:table-cell>
          <table:table-cell table:style-name="ce12" table:formula="of:=EXP([.F9])-3*[.F9]" office:value-type="float" office:value="0.00214465204643433" calcext:value-type="float">
            <text:p>0.002145</text:p>
          </table:table-cell>
          <table:table-cell table:style-name="ce12" table:formula="of:=SUM([.D9];-[.B9])" office:value-type="float" office:value="0.015625" calcext:value-type="float">
            <text:p>0.015625</text:p>
          </table:table-cell>
          <table:table-cell/>
          <table:table-cell table:style-name="ce28" table:number-columns-repeated="2"/>
          <table:table-cell table:number-columns-repeated="101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2" table:formula="of:=IF(([.G9]*-1)&lt;0;[.F9];[.B9])" office:value-type="float" office:value="0.6171875" calcext:value-type="float">
            <text:p>0.617188</text:p>
          </table:table-cell>
          <table:table-cell table:style-name="ce12" table:formula="of:=EXP([.B10])-3*[.B10]" office:value-type="float" office:value="0.00214465204643433" calcext:value-type="float">
            <text:p>0.002145</text:p>
          </table:table-cell>
          <table:table-cell table:style-name="ce12" table:formula="of:=IF(([.G9]*-1)&lt;0;[.D9];[.F9])" office:value-type="float" office:value="0.625" calcext:value-type="float">
            <text:p>0.625000</text:p>
          </table:table-cell>
          <table:table-cell table:style-name="ce19" table:formula="of:=EXP([.D10])-3*[.D10]" office:value-type="float" office:value="-0.00675404256777767" calcext:value-type="float">
            <text:p>-0.006754</text:p>
          </table:table-cell>
          <table:table-cell table:style-name="ce12" table:formula="of:=AVERAGE([.B10];[.D10])" office:value-type="float" office:value="0.62109375" calcext:value-type="float">
            <text:p>0.621094</text:p>
          </table:table-cell>
          <table:table-cell table:style-name="ce12" table:formula="of:=EXP([.F10])-3*[.F10]" office:value-type="float" office:value="-0.00231889329475243" calcext:value-type="float">
            <text:p>-0.002319</text:p>
          </table:table-cell>
          <table:table-cell table:style-name="ce12" table:formula="of:=SUM([.D10];-[.B10])" office:value-type="float" office:value="0.0078125" calcext:value-type="float">
            <text:p>0.007813</text:p>
          </table:table-cell>
          <table:table-cell/>
          <table:table-cell table:style-name="ce28" table:number-columns-repeated="2"/>
          <table:table-cell table:number-columns-repeated="1013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3" table:formula="of:=IF(([.G10]*-1)&lt;0;[.F10];[.B10])" office:value-type="float" office:value="0.6171875" calcext:value-type="float">
            <text:p>0.617188</text:p>
          </table:table-cell>
          <table:table-cell table:style-name="ce13" table:formula="of:=EXP([.B11])-3*[.B11]" office:value-type="float" office:value="0.00214465204643433" calcext:value-type="float">
            <text:p>0.002145</text:p>
          </table:table-cell>
          <table:table-cell table:style-name="ce13" table:formula="of:=IF(([.G10]*-1)&lt;0;[.D10];[.F10])" office:value-type="float" office:value="0.62109375" calcext:value-type="float">
            <text:p>0.621094</text:p>
          </table:table-cell>
          <table:table-cell table:style-name="ce20" table:formula="of:=EXP([.D11])-3*[.D11]" office:value-type="float" office:value="-0.00231889329475243" calcext:value-type="float">
            <text:p>-0.002319</text:p>
          </table:table-cell>
          <table:table-cell table:style-name="ce13" table:formula="of:=AVERAGE([.B11];[.D11])" office:value-type="float" office:value="0.619140625" calcext:value-type="float">
            <text:p>0.619141</text:p>
          </table:table-cell>
          <table:table-cell table:style-name="ce13" table:formula="of:=EXP([.F11])-3*[.F11]" office:value-type="float" office:value="-0.0000906632034327615" calcext:value-type="float">
            <text:p>-0.000091</text:p>
          </table:table-cell>
          <table:table-cell table:style-name="ce13" table:formula="of:=SUM([.D11];-[.B11])" office:value-type="float" office:value="0.00390625" calcext:value-type="float">
            <text:p>0.003906</text:p>
          </table:table-cell>
          <table:table-cell/>
          <table:table-cell table:style-name="ce28" table:number-columns-repeated="2"/>
          <table:table-cell table:number-columns-repeated="101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2" table:formula="of:=IF(([.G11]*-1)&lt;0;[.F11];[.B11])" office:value-type="float" office:value="0.6171875" calcext:value-type="float">
            <text:p>0.617188</text:p>
          </table:table-cell>
          <table:table-cell table:style-name="ce12" table:formula="of:=EXP([.B12])-3*[.B12]" office:value-type="float" office:value="0.00214465204643433" calcext:value-type="float">
            <text:p>0.002145</text:p>
          </table:table-cell>
          <table:table-cell table:style-name="ce12" table:formula="of:=IF(([.G11]*-1)&lt;0;[.D11];[.F11])" office:value-type="float" office:value="0.619140625" calcext:value-type="float">
            <text:p>0.619141</text:p>
          </table:table-cell>
          <table:table-cell table:style-name="ce19" table:formula="of:=EXP([.D12])-3*[.D12]" office:value-type="float" office:value="-0.0000906632034327615" calcext:value-type="float">
            <text:p>-0.000091</text:p>
          </table:table-cell>
          <table:table-cell table:style-name="ce12" table:formula="of:=AVERAGE([.B12];[.D12])" office:value-type="float" office:value="0.6181640625" calcext:value-type="float">
            <text:p>0.618164</text:p>
          </table:table-cell>
          <table:table-cell table:style-name="ce12" table:formula="of:=EXP([.F12])-3*[.F12]" office:value-type="float" office:value="0.00102610964135863" calcext:value-type="float">
            <text:p>0.001026</text:p>
          </table:table-cell>
          <table:table-cell table:style-name="ce12" table:formula="of:=SUM([.D12];-[.B12])" office:value-type="float" office:value="0.001953125" calcext:value-type="float">
            <text:p>0.001953</text:p>
          </table:table-cell>
          <table:table-cell/>
          <table:table-cell table:style-name="ce28" table:number-columns-repeated="2"/>
          <table:table-cell table:number-columns-repeated="101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2" table:formula="of:=IF(([.G12]*-1)&lt;0;[.F12];[.B12])" office:value-type="float" office:value="0.6181640625" calcext:value-type="float">
            <text:p>0.618164</text:p>
          </table:table-cell>
          <table:table-cell table:style-name="ce12" table:formula="of:=EXP([.B13])-3*[.B13]" office:value-type="float" office:value="0.00102610964135863" calcext:value-type="float">
            <text:p>0.001026</text:p>
          </table:table-cell>
          <table:table-cell table:style-name="ce12" table:formula="of:=IF(([.G12]*-1)&lt;0;[.D12];[.F12])" office:value-type="float" office:value="0.619140625" calcext:value-type="float">
            <text:p>0.619141</text:p>
          </table:table-cell>
          <table:table-cell table:style-name="ce19" table:formula="of:=EXP([.D13])-3*[.D13]" office:value-type="float" office:value="-0.0000906632034327615" calcext:value-type="float">
            <text:p>-0.000091</text:p>
          </table:table-cell>
          <table:table-cell table:style-name="ce12" table:formula="of:=AVERAGE([.B13];[.D13])" office:value-type="float" office:value="0.61865234375" calcext:value-type="float">
            <text:p>0.618652</text:p>
          </table:table-cell>
          <table:table-cell table:style-name="ce12" table:formula="of:=EXP([.F13])-3*[.F13]" office:value-type="float" office:value="0.00046750191590883" calcext:value-type="float">
            <text:p>0.000468</text:p>
          </table:table-cell>
          <table:table-cell table:style-name="ce12" table:formula="of:=SUM([.D13];-[.B13])" office:value-type="float" office:value="0.0009765625" calcext:value-type="float">
            <text:p>0.000977</text:p>
          </table:table-cell>
          <table:table-cell/>
          <table:table-cell table:style-name="ce29" office:value-type="string" calcext:value-type="string">
            <text:p>[e]parada:</text:p>
          </table:table-cell>
          <table:table-cell table:style-name="ce33" office:value-type="string" calcext:value-type="string">
            <text:p>e = 0,005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14" table:number-columns-repeated="5"/>
          <table:table-cell table:style-name="ce21"/>
          <table:table-cell table:style-name="ce14" table:number-columns-repeated="4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11" table:number-rows-spanned="1">
            <text:p>Método da Posição Falsa</text:p>
          </table:table-cell>
          <table:covered-table-cell table:number-columns-repeated="9" table:style-name="ce15"/>
          <table:covered-table-cell table:style-name="ce34"/>
          <table:table-cell table:number-columns-repeated="1013"/>
        </table:table-row>
        <table:table-row table:style-name="ro1">
          <table:table-cell table:style-name="ce7" office:value-type="string" calcext:value-type="string">
            <text:p>Inserção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f(a)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f(b)</text:p>
          </table:table-cell>
          <table:table-cell table:style-name="ce7" office:value-type="string" calcext:value-type="string">
            <text:p>c = a*f(b) - b*f(a) / f(b) - f(a)</text:p>
          </table:table-cell>
          <table:table-cell table:style-name="ce7" office:value-type="string" calcext:value-type="string">
            <text:p>f(c) <text:s text:c="2"/>[e2]</text:p>
          </table:table-cell>
          <table:table-cell table:style-name="ce7" office:value-type="string" calcext:value-type="string">
            <text:p>b-a <text:s/>[e1]</text:p>
          </table:table-cell>
          <table:table-cell table:style-name="ce24"/>
          <table:table-cell table:style-name="ce30" office:value-type="string" calcext:value-type="string">
            <text:p>I</text:p>
          </table:table-cell>
          <table:table-cell table:style-name="ce7" office:value-type="string" calcext:value-type="string">
            <text:p>Exp(x)-3*x</text:p>
          </table:table-cell>
          <table:table-cell table:number-columns-repeated="1013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EXP([.B17])-3*[.B17]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EXP([.D17])-3*[.D17]" office:value-type="float" office:value="-0.281718171540955" calcext:value-type="float">
            <text:p>-0.281718171540955</text:p>
          </table:table-cell>
          <table:table-cell table:style-name="ce16" table:formula="of:=(([.B17]*[.E17])-([.D17]*[.C17]))/([.E17]-[.C17])" office:value-type="float" office:value="0.780202717105698" calcext:value-type="float">
            <text:p>0.780202717105698</text:p>
          </table:table-cell>
          <table:table-cell table:style-name="ce16" table:formula="of:=EXP([.F17])-3*[.F17]" office:value-type="float" office:value="-0.158693619249085" calcext:value-type="float">
            <text:p>-0.158693619249085</text:p>
          </table:table-cell>
          <table:table-cell table:style-name="ce16" table:formula="of:=[.D17]-[.B17]" office:value-type="float" office:value="1" calcext:value-type="float">
            <text:p>1</text:p>
          </table:table-cell>
          <table:table-cell table:style-name="ce25"/>
          <table:table-cell table:style-name="ce27" office:value-type="float" office:value="0" calcext:value-type="float">
            <text:p>0</text:p>
          </table:table-cell>
          <table:table-cell table:style-name="ce35" table:formula="of:=EXP([.J17])-3*[.J17]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6" table:formula="of:=IF(([.G17]*-1)&lt;0;[.F17];[.B17])" office:value-type="float" office:value="0" calcext:value-type="float">
            <text:p>0</text:p>
          </table:table-cell>
          <table:table-cell table:style-name="ce16" table:formula="of:=EXP([.B18])-3*[.B18]" office:value-type="float" office:value="1" calcext:value-type="float">
            <text:p>1</text:p>
          </table:table-cell>
          <table:table-cell table:style-name="ce17" table:formula="of:=IF(([.G17]*-1)&lt;0;[.D17];[.F17])" office:value-type="float" office:value="0.780202717105698" calcext:value-type="float">
            <text:p>0.780202717105698</text:p>
          </table:table-cell>
          <table:table-cell table:style-name="ce16" table:formula="of:=EXP([.D18])-3*[.D18]" office:value-type="float" office:value="-0.158693619249085" calcext:value-type="float">
            <text:p>-0.158693619249085</text:p>
          </table:table-cell>
          <table:table-cell table:style-name="ce16" table:formula="of:=(([.B18]*[.E18])-([.D18]*[.C18]))/([.E18]-[.C18])" office:value-type="float" office:value="0.673346865939698" calcext:value-type="float">
            <text:p>0.673346865939698</text:p>
          </table:table-cell>
          <table:table-cell table:style-name="ce16" table:formula="of:=EXP([.F18])-3*[.F18]" office:value-type="float" office:value="-0.0592517494296696" calcext:value-type="float">
            <text:p>-0.05925174942967</text:p>
          </table:table-cell>
          <table:table-cell table:style-name="ce16" table:formula="of:=[.D18]-[.B18]" office:value-type="float" office:value="0.780202717105698" calcext:value-type="float">
            <text:p>0.780202717105698</text:p>
          </table:table-cell>
          <table:table-cell table:style-name="ce25"/>
          <table:table-cell table:style-name="ce27" office:value-type="float" office:value="1" calcext:value-type="float">
            <text:p>1</text:p>
          </table:table-cell>
          <table:table-cell table:style-name="ce35" table:formula="of:=EXP([.J18])-3*[.J18]" office:value-type="float" office:value="-0.281718171540955" calcext:value-type="float">
            <text:p>-0.281718171540955</text:p>
          </table:table-cell>
          <table:table-cell table:number-columns-repeated="101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6" table:formula="of:=IF(([.G18]*-1)&lt;0;[.F18];[.B18])" office:value-type="float" office:value="0" calcext:value-type="float">
            <text:p>0</text:p>
          </table:table-cell>
          <table:table-cell table:style-name="ce16" table:formula="of:=EXP([.B19])-3*[.B19]" office:value-type="float" office:value="1" calcext:value-type="float">
            <text:p>1</text:p>
          </table:table-cell>
          <table:table-cell table:style-name="ce17" table:formula="of:=IF(([.G18]*-1)&lt;0;[.D18];[.F18])" office:value-type="float" office:value="0.673346865939698" calcext:value-type="float">
            <text:p>0.673346865939698</text:p>
          </table:table-cell>
          <table:table-cell table:style-name="ce16" table:formula="of:=EXP([.D19])-3*[.D19]" office:value-type="float" office:value="-0.0592517494296696" calcext:value-type="float">
            <text:p>-0.05925174942967</text:p>
          </table:table-cell>
          <table:table-cell table:style-name="ce16" table:formula="of:=(([.B19]*[.E19])-([.D19]*[.C19]))/([.E19]-[.C19])" office:value-type="float" office:value="0.635681617993312" calcext:value-type="float">
            <text:p>0.635681617993312</text:p>
          </table:table-cell>
          <table:table-cell table:style-name="ce16" table:formula="of:=EXP([.F19])-3*[.F19]" office:value-type="float" office:value="-0.0187360458180292" calcext:value-type="float">
            <text:p>-0.018736045818029</text:p>
          </table:table-cell>
          <table:table-cell table:style-name="ce16" table:formula="of:=[.D19]-[.B19]" office:value-type="float" office:value="0.673346865939698" calcext:value-type="float">
            <text:p>0.673346865939698</text:p>
          </table:table-cell>
          <table:table-cell/>
          <table:table-cell table:style-name="ce14"/>
          <table:table-cell table:number-columns-repeated="1014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6" table:formula="of:=IF(([.G19]*-1)&lt;0;[.F19];[.B19])" office:value-type="float" office:value="0" calcext:value-type="float">
            <text:p>0</text:p>
          </table:table-cell>
          <table:table-cell table:style-name="ce16" table:formula="of:=EXP([.B20])-3*[.B20]" office:value-type="float" office:value="1" calcext:value-type="float">
            <text:p>1</text:p>
          </table:table-cell>
          <table:table-cell table:style-name="ce17" table:formula="of:=IF(([.G19]*-1)&lt;0;[.D19];[.F19])" office:value-type="float" office:value="0.635681617993312" calcext:value-type="float">
            <text:p>0.635681617993312</text:p>
          </table:table-cell>
          <table:table-cell table:style-name="ce16" table:formula="of:=EXP([.D20])-3*[.D20]" office:value-type="float" office:value="-0.0187360458180292" calcext:value-type="float">
            <text:p>-0.018736045818029</text:p>
          </table:table-cell>
          <table:table-cell table:style-name="ce16" table:formula="of:=(([.B20]*[.E20])-([.D20]*[.C20]))/([.E20]-[.C20])" office:value-type="float" office:value="0.623990503332852" calcext:value-type="float">
            <text:p>0.623990503332852</text:p>
          </table:table-cell>
          <table:table-cell table:style-name="ce16" table:formula="of:=EXP([.F20])-3*[.F20]" office:value-type="float" office:value="-0.00561058900468936" calcext:value-type="float">
            <text:p>-0.005610589004689</text:p>
          </table:table-cell>
          <table:table-cell table:style-name="ce16" table:formula="of:=[.D20]-[.B20]" office:value-type="float" office:value="0.635681617993312" calcext:value-type="float">
            <text:p>0.635681617993312</text:p>
          </table:table-cell>
          <table:table-cell/>
          <table:table-cell table:style-name="ce14"/>
          <table:table-cell table:number-columns-repeated="1014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table:formula="of:=IF(([.G20]*-1)&lt;0;[.F20];[.B20])" office:value-type="float" office:value="0" calcext:value-type="float">
            <text:p>0</text:p>
          </table:table-cell>
          <table:table-cell table:style-name="ce9" table:formula="of:=EXP([.B21])-3*[.B21]" office:value-type="float" office:value="1" calcext:value-type="float">
            <text:p>1</text:p>
          </table:table-cell>
          <table:table-cell table:style-name="ce18" table:formula="of:=IF(([.G20]*-1)&lt;0;[.D20];[.F20])" office:value-type="float" office:value="0.623990503332852" calcext:value-type="float">
            <text:p>0.623990503332852</text:p>
          </table:table-cell>
          <table:table-cell table:style-name="ce9" table:formula="of:=EXP([.D21])-3*[.D21]" office:value-type="float" office:value="-0.00561058900468936" calcext:value-type="float">
            <text:p>-0.005610589004689</text:p>
          </table:table-cell>
          <table:table-cell table:style-name="ce9" table:formula="of:=(([.B21]*[.E21])-([.D21]*[.C21]))/([.E21]-[.C21])" office:value-type="float" office:value="0.620509081900631" calcext:value-type="float">
            <text:p>0.620509081900631</text:p>
          </table:table-cell>
          <table:table-cell table:style-name="ce9" table:formula="of:=EXP([.F21])-3*[.F21]" office:value-type="float" office:value="-0.00165261631002123" calcext:value-type="float">
            <text:p>-0.001652616310021</text:p>
          </table:table-cell>
          <table:table-cell table:style-name="ce9" table:formula="of:=[.D21]-[.B21]" office:value-type="float" office:value="0.623990503332852" calcext:value-type="float">
            <text:p>0.623990503332852</text:p>
          </table:table-cell>
          <table:table-cell table:style-name="ce23"/>
          <table:table-cell table:style-name="ce14"/>
          <table:table-cell table:number-columns-repeated="1014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6" table:formula="of:=IF(([.G21]*-1)&lt;0;[.F21];[.B21])" office:value-type="float" office:value="0" calcext:value-type="float">
            <text:p>0</text:p>
          </table:table-cell>
          <table:table-cell table:style-name="ce16" table:formula="of:=EXP([.B22])-3*[.B22]" office:value-type="float" office:value="1" calcext:value-type="float">
            <text:p>1</text:p>
          </table:table-cell>
          <table:table-cell table:style-name="ce17" table:formula="of:=IF(([.G21]*-1)&lt;0;[.D21];[.F21])" office:value-type="float" office:value="0.620509081900631" calcext:value-type="float">
            <text:p>0.620509081900631</text:p>
          </table:table-cell>
          <table:table-cell table:style-name="ce16" table:formula="of:=EXP([.D22])-3*[.D22]" office:value-type="float" office:value="-0.00165261631002123" calcext:value-type="float">
            <text:p>-0.001652616310021</text:p>
          </table:table-cell>
          <table:table-cell table:style-name="ce16" table:formula="of:=(([.B22]*[.E22])-([.D22]*[.C22]))/([.E22]-[.C22])" office:value-type="float" office:value="0.61948531037289" calcext:value-type="float">
            <text:p>0.61948531037289</text:p>
          </table:table-cell>
          <table:table-cell table:style-name="ce16" table:formula="of:=EXP([.F22])-3*[.F22]" office:value-type="float" office:value="-0.000484414075197392" calcext:value-type="float">
            <text:p>-0.000484414075197</text:p>
          </table:table-cell>
          <table:table-cell table:style-name="ce16" table:formula="of:=[.D22]-[.B22]" office:value-type="float" office:value="0.620509081900631" calcext:value-type="float">
            <text:p>0.620509081900631</text:p>
          </table:table-cell>
          <table:table-cell/>
          <table:table-cell table:style-name="ce29" office:value-type="string" calcext:value-type="string">
            <text:p>[e]parada:</text:p>
          </table:table-cell>
          <table:table-cell table:style-name="ce36" office:value-type="string" calcext:value-type="string">
            <text:p>e1 = e2 = 0,005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11" table:number-rows-spanned="1">
            <text:p>Método de Newton- Raphson</text:p>
          </table:table-cell>
          <table:covered-table-cell table:number-columns-repeated="9" table:style-name="ce15"/>
          <table:covered-table-cell table:style-name="ce34"/>
          <table:table-cell table:number-columns-repeated="1013"/>
        </table:table-row>
        <table:table-row table:style-name="ro1">
          <table:table-cell table:style-name="ce7" office:value-type="string" calcext:value-type="string">
            <text:p>Inserção</text:p>
          </table:table-cell>
          <table:table-cell table:style-name="ce7" office:value-type="string" calcext:value-type="string">
            <text:p>Xi</text:p>
          </table:table-cell>
          <table:table-cell table:style-name="ce7" office:value-type="string" calcext:value-type="string">
            <text:p>f(Xi)</text:p>
          </table:table-cell>
          <table:table-cell table:style-name="ce7" office:value-type="string" calcext:value-type="string">
            <text:p>f '(Xi)</text:p>
          </table:table-cell>
          <table:table-cell table:style-name="ce7" office:value-type="string" calcext:value-type="string">
            <text:p>Xi +1 = <text:s/>Xi - ( f(Xi) / f ' (Xi) )</text:p>
          </table:table-cell>
          <table:table-cell table:style-name="ce7" office:value-type="string" calcext:value-type="string">
            <text:p>| Xi + 1 – xi | <text:s text:c="2"/>[e]</text:p>
          </table:table-cell>
          <table:table-cell table:style-name="ce22"/>
          <table:table-cell table:number-columns-repeated="2"/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Exp(x)-3*x</text:p>
          </table:table-cell>
          <table:table-cell table:number-columns-repeated="1013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table:formula="of:=EXP([.B26])-3*[.B26]" office:value-type="float" office:value="0.148721270700128" calcext:value-type="float">
            <text:p>0.148721270700128</text:p>
          </table:table-cell>
          <table:table-cell table:style-name="ce16" table:formula="of:=EXP([.B26])-3" office:value-type="float" office:value="-1.35127872929987" calcext:value-type="float">
            <text:p>-1.35127872929987</text:p>
          </table:table-cell>
          <table:table-cell table:style-name="ce16" table:formula="of:=[.B26]-([.C26]/[.D26])" office:value-type="float" office:value="0.610059654958962" calcext:value-type="float">
            <text:p>0.610059654958962</text:p>
          </table:table-cell>
          <table:table-cell table:style-name="ce16" table:formula="of:=[.E26]-[.B26]" office:value-type="float" office:value="0.110059654958962" calcext:value-type="float">
            <text:p>0.110059654958962</text:p>
          </table:table-cell>
          <table:table-cell table:number-columns-repeated="3"/>
          <table:table-cell table:style-name="ce27" office:value-type="float" office:value="0" calcext:value-type="float">
            <text:p>0</text:p>
          </table:table-cell>
          <table:table-cell table:style-name="ce35" table:formula="of:=EXP([.J26])-3*[.J26]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6" table:formula="of:=[.E26]" office:value-type="float" office:value="0.610059654958962" calcext:value-type="float">
            <text:p>0.610059654958962</text:p>
          </table:table-cell>
          <table:table-cell table:style-name="ce16" table:formula="of:=EXP([.B27])-3*[.B27]" office:value-type="float" office:value="0.0103622280391682" calcext:value-type="float">
            <text:p>0.010362228039168</text:p>
          </table:table-cell>
          <table:table-cell table:style-name="ce16" table:formula="of:=EXP([.B27])-3" office:value-type="float" office:value="-1.15945880708395" calcext:value-type="float">
            <text:p>-1.15945880708395</text:p>
          </table:table-cell>
          <table:table-cell table:style-name="ce16" table:formula="of:=[.B27]-([.C27]/[.D27])" office:value-type="float" office:value="0.61899677974154" calcext:value-type="float">
            <text:p>0.61899677974154</text:p>
          </table:table-cell>
          <table:table-cell table:style-name="ce16" table:formula="of:=[.E27]-[.B27]" office:value-type="float" office:value="0.00893712478257791" calcext:value-type="float">
            <text:p>0.008937124782578</text:p>
          </table:table-cell>
          <table:table-cell table:number-columns-repeated="3"/>
          <table:table-cell table:style-name="ce27" office:value-type="float" office:value="1" calcext:value-type="float">
            <text:p>1</text:p>
          </table:table-cell>
          <table:table-cell table:style-name="ce35" table:formula="of:=EXP([.J27])-3*[.J27]" office:value-type="float" office:value="-0.281718171540955" calcext:value-type="float">
            <text:p>-0.281718171540955</text:p>
          </table:table-cell>
          <table:table-cell table:number-columns-repeated="1013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table:formula="of:=[.E27]" office:value-type="float" office:value="0.61899677974154" calcext:value-type="float">
            <text:p>0.61899677974154</text:p>
          </table:table-cell>
          <table:table-cell table:style-name="ce9" table:formula="of:=EXP([.B28])-3*[.B28]" office:value-type="float" office:value="0.0000737234982655099" calcext:value-type="float">
            <text:p>7.37234982655099E-05</text:p>
          </table:table-cell>
          <table:table-cell table:style-name="ce9" table:formula="of:=EXP([.B28])-3" office:value-type="float" office:value="-1.14293593727712" calcext:value-type="float">
            <text:p>-1.14293593727712</text:p>
          </table:table-cell>
          <table:table-cell table:style-name="ce9" table:formula="of:=[.B28]-([.C28]/[.D28])" office:value-type="float" office:value="0.619061283355313" calcext:value-type="float">
            <text:p>0.619061283355313</text:p>
          </table:table-cell>
          <table:table-cell table:style-name="ce9" table:formula="of:=[.E28]-[.B28]" office:value-type="float" office:value="0.0000645036137730814" calcext:value-type="float">
            <text:p>6.45036137730814E-05</text:p>
          </table:table-cell>
          <table:table-cell table:number-columns-repeated="3"/>
          <table:table-cell table:style-name="ce14"/>
          <table:table-cell table:number-columns-repeated="1014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6" table:formula="of:=[.E28]" office:value-type="float" office:value="0.619061283355313" calcext:value-type="float">
            <text:p>0.619061283355313</text:p>
          </table:table-cell>
          <table:table-cell table:style-name="ce16" table:formula="of:=EXP([.B29])-3*[.B29]" office:value-type="float" office:value="0.00000000386344134462035" calcext:value-type="float">
            <text:p>3.86344134462035E-09</text:p>
          </table:table-cell>
          <table:table-cell table:style-name="ce16" table:formula="of:=EXP([.B29])-3" office:value-type="float" office:value="-1.14281614607062" calcext:value-type="float">
            <text:p>-1.14281614607062</text:p>
          </table:table-cell>
          <table:table-cell table:style-name="ce16" table:formula="of:=[.B29]-([.C29]/[.D29])" office:value-type="float" office:value="0.619061286735945" calcext:value-type="float">
            <text:p>0.619061286735945</text:p>
          </table:table-cell>
          <table:table-cell table:style-name="ce16" table:formula="of:=[.E29]-[.B29]" office:value-type="float" office:value="0.00000000338063244065268" calcext:value-type="float">
            <text:p>3.38063244065268E-09</text:p>
          </table:table-cell>
          <table:table-cell table:number-columns-repeated="3"/>
          <table:table-cell table:style-name="ce14"/>
          <table:table-cell table:number-columns-repeated="1014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23"/>
          <table:table-cell table:number-columns-repeated="2"/>
          <table:table-cell table:style-name="ce14"/>
          <table:table-cell table:number-columns-repeated="1014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6" table:number-columns-repeated="2"/>
          <table:table-cell table:style-name="ce17"/>
          <table:table-cell table:style-name="ce16" table:number-columns-repeated="2"/>
          <table:table-cell table:number-columns-repeated="3"/>
          <table:table-cell table:style-name="ce29" office:value-type="string" calcext:value-type="string">
            <text:p>[e]parada:</text:p>
          </table:table-cell>
          <table:table-cell table:style-name="ce36" office:value-type="string" calcext:value-type="string">
            <text:p>e = 0,005</text:p>
          </table:table-cell>
          <table:table-cell table:number-columns-repeated="1013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ercicio-1" table:style-name="ta2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1015" table:default-cell-style-name="Default"/>
        <table:table-row table:style-name="ro1">
          <table:table-cell table:style-name="ce6" office:value-type="string" calcext:value-type="string" table:number-columns-spanned="11" table:number-rows-spanned="1">
            <text:p>Método da Posição Falsa</text:p>
          </table:table-cell>
          <table:covered-table-cell table:number-columns-repeated="9" table:style-name="ce15"/>
          <table:covered-table-cell table:style-name="ce34"/>
          <table:table-cell table:number-columns-repeated="1013"/>
        </table:table-row>
        <table:table-row table:style-name="ro2"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f(a)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f(b)</text:p>
          </table:table-cell>
          <table:table-cell table:style-name="ce7" office:value-type="string" calcext:value-type="string">
            <text:p>c = a*f(b) - b*f(a) / f(b) - f(a)</text:p>
          </table:table-cell>
          <table:table-cell table:style-name="ce7" office:value-type="string" calcext:value-type="string">
            <text:p>f(c) <text:s text:c="2"/>[e2]</text:p>
          </table:table-cell>
          <table:table-cell table:style-name="ce7" office:value-type="string" calcext:value-type="string">
            <text:p>b-a <text:s/>[e1]</text:p>
          </table:table-cell>
          <table:table-cell table:style-name="ce24"/>
          <table:table-cell table:style-name="ce30" office:value-type="string" calcext:value-type="string">
            <text:p>I</text:p>
          </table:table-cell>
          <table:table-cell table:style-name="ce7" office:value-type="string" calcext:value-type="string">
            <text:p>Exp(-x^2) -cos x</text:p>
          </table:table-cell>
          <table:table-cell table:number-columns-repeated="1013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EXP(-([.B3]^2))-COS([.B3])" office:value-type="float" office:value="-0.172422864696697" calcext:value-type="float">
            <text:p>-0.172422864696697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EXP(-([.D3]^2))-COS([.D3])" office:value-type="float" office:value="0.434462475435877" calcext:value-type="float">
            <text:p>0.434462475435877</text:p>
          </table:table-cell>
          <table:table-cell table:style-name="ce16" table:formula="of:=(([.B3]*[.E3])-([.D3]*[.C3]))/([.E3]-[.C3])" office:value-type="float" office:value="1.28411110517026" calcext:value-type="float">
            <text:p>1.28411110517026</text:p>
          </table:table-cell>
          <table:table-cell table:style-name="ce16" table:formula="of:=EXP(-([.F3]^2))-COS([.F3])" office:value-type="float" office:value="-0.0905209601821501" calcext:value-type="float">
            <text:p>-0.09052096018215</text:p>
          </table:table-cell>
          <table:table-cell table:style-name="ce16" table:formula="of:=[.D3]-[.B3]" office:value-type="float" office:value="1" calcext:value-type="float">
            <text:p>1</text:p>
          </table:table-cell>
          <table:table-cell table:style-name="ce25"/>
          <table:table-cell table:style-name="ce27" office:value-type="float" office:value="1" calcext:value-type="float">
            <text:p>1</text:p>
          </table:table-cell>
          <table:table-cell table:style-name="ce35" table:formula="of:=EXP(-([.J3]^2)) -COS([.J3])" office:value-type="float" office:value="-0.172422864696697" calcext:value-type="float">
            <text:p>-0.172422864696697</text:p>
          </table:table-cell>
          <table:table-cell table:number-columns-repeated="101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6" table:formula="of:=IF(([.G3]*-1)&lt;0;[.B3];[.F3])" office:value-type="float" office:value="1.28411110517026" calcext:value-type="float">
            <text:p>1.28411110517026</text:p>
          </table:table-cell>
          <table:table-cell table:style-name="ce16" table:formula="of:=EXP(-([.B4]^2))-COS([.B4])" office:value-type="float" office:value="-0.0905209601821501" calcext:value-type="float">
            <text:p>-0.09052096018215</text:p>
          </table:table-cell>
          <table:table-cell table:style-name="ce17" table:formula="of:=IF(([.G3]*-1)&lt;0;[.F3];[.D3])" office:value-type="float" office:value="2" calcext:value-type="float">
            <text:p>2</text:p>
          </table:table-cell>
          <table:table-cell table:style-name="ce16" table:formula="of:=EXP(-([.D4]^2))-COS([.D4])" office:value-type="float" office:value="0.434462475435877" calcext:value-type="float">
            <text:p>0.434462475435877</text:p>
          </table:table-cell>
          <table:table-cell table:style-name="ce16" table:formula="of:=(([.B4]*[.E4])-([.D4]*[.C4]))/([.E4]-[.C4])" office:value-type="float" office:value="1.4075491905404" calcext:value-type="float">
            <text:p>1.4075491905404</text:p>
          </table:table-cell>
          <table:table-cell table:style-name="ce16" table:formula="of:=EXP(-([.F4]^2))-COS([.F4])" office:value-type="float" office:value="-0.0246186413611289" calcext:value-type="float">
            <text:p>-0.024618641361129</text:p>
          </table:table-cell>
          <table:table-cell table:style-name="ce16" table:formula="of:=[.D4]-[.B4]" office:value-type="float" office:value="0.715888894829735" calcext:value-type="float">
            <text:p>0.715888894829735</text:p>
          </table:table-cell>
          <table:table-cell table:style-name="ce25"/>
          <table:table-cell table:style-name="ce27" office:value-type="float" office:value="2" calcext:value-type="float">
            <text:p>2</text:p>
          </table:table-cell>
          <table:table-cell table:style-name="ce35" table:formula="of:=EXP(-([.J4]^2)) -COS([.J4])" office:value-type="float" office:value="0.434462475435877" calcext:value-type="float">
            <text:p>0.434462475435877</text:p>
          </table:table-cell>
          <table:table-cell table:number-columns-repeated="101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6" table:formula="of:=IF(([.G4]*-1)&lt;0;[.B4];[.F4])" office:value-type="float" office:value="1.4075491905404" calcext:value-type="float">
            <text:p>1.4075491905404</text:p>
          </table:table-cell>
          <table:table-cell table:style-name="ce16" table:formula="of:=EXP(-([.B5]^2))-COS([.B5])" office:value-type="float" office:value="-0.0246186413611289" calcext:value-type="float">
            <text:p>-0.024618641361129</text:p>
          </table:table-cell>
          <table:table-cell table:style-name="ce17" table:formula="of:=IF(([.G4]*-1)&lt;0;[.F4];[.D4])" office:value-type="float" office:value="2" calcext:value-type="float">
            <text:p>2</text:p>
          </table:table-cell>
          <table:table-cell table:style-name="ce16" table:formula="of:=EXP(-([.D5]^2))-COS([.D5])" office:value-type="float" office:value="0.434462475435877" calcext:value-type="float">
            <text:p>0.434462475435877</text:p>
          </table:table-cell>
          <table:table-cell table:style-name="ce16" table:formula="of:=(([.B5]*[.E5])-([.D5]*[.C5]))/([.E5]-[.C5])" office:value-type="float" office:value="1.43931990266195" calcext:value-type="float">
            <text:p>1.43931990266195</text:p>
          </table:table-cell>
          <table:table-cell table:style-name="ce16" table:formula="of:=EXP(-([.F5]^2))-COS([.F5])" office:value-type="float" office:value="-0.00511918460144634" calcext:value-type="float">
            <text:p>-0.005119184601446</text:p>
          </table:table-cell>
          <table:table-cell table:style-name="ce16" table:formula="of:=[.D5]-[.B5]" office:value-type="float" office:value="0.592450809459598" calcext:value-type="float">
            <text:p>0.592450809459598</text:p>
          </table:table-cell>
          <table:table-cell/>
          <table:table-cell table:style-name="ce14"/>
          <table:table-cell table:number-columns-repeated="1014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table:formula="of:=IF(([.G5]*-1)&lt;0;[.B5];[.F5])" office:value-type="float" office:value="1.43931990266195" calcext:value-type="float">
            <text:p>1.43931990266195</text:p>
          </table:table-cell>
          <table:table-cell table:style-name="ce9" table:formula="of:=EXP(-([.B6]^2))-COS([.B6])" office:value-type="float" office:value="-0.00511918460144634" calcext:value-type="float">
            <text:p>-0.005119184601446</text:p>
          </table:table-cell>
          <table:table-cell table:style-name="ce18" table:formula="of:=IF(([.G5]*-1)&lt;0;[.F5];[.D5])" office:value-type="float" office:value="2" calcext:value-type="float">
            <text:p>2</text:p>
          </table:table-cell>
          <table:table-cell table:style-name="ce9" table:formula="of:=EXP(-([.D6]^2))-COS([.D6])" office:value-type="float" office:value="0.434462475435877" calcext:value-type="float">
            <text:p>0.434462475435877</text:p>
          </table:table-cell>
          <table:table-cell table:style-name="ce9" table:formula="of:=(([.B6]*[.E6])-([.D6]*[.C6]))/([.E6]-[.C6])" office:value-type="float" office:value="1.44584934913701" calcext:value-type="float">
            <text:p>1.44584934913701</text:p>
          </table:table-cell>
          <table:table-cell table:style-name="ce9" table:formula="of:=EXP(-([.F6]^2))-COS([.F6])" office:value-type="float" office:value="-0.000994386409983075" calcext:value-type="float">
            <text:p>-0.000994386409983</text:p>
          </table:table-cell>
          <table:table-cell table:style-name="ce9" table:formula="of:=[.D6]-[.B6]" office:value-type="float" office:value="0.56068009733805" calcext:value-type="float">
            <text:p>0.56068009733805</text:p>
          </table:table-cell>
          <table:table-cell/>
          <table:table-cell table:style-name="ce14"/>
          <table:table-cell table:number-columns-repeated="1014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6" table:formula="of:=IF(([.G6]*-1)&lt;0;[.B6];[.F6])" office:value-type="float" office:value="1.44584934913701" calcext:value-type="float">
            <text:p>1.44584934913701</text:p>
          </table:table-cell>
          <table:table-cell table:style-name="ce16" table:formula="of:=EXP(-([.B7]^2))-COS([.B7])" office:value-type="float" office:value="-0.000994386409983075" calcext:value-type="float">
            <text:p>-0.000994386409983</text:p>
          </table:table-cell>
          <table:table-cell table:style-name="ce17" table:formula="of:=IF(([.G6]*-1)&lt;0;[.F6];[.D6])" office:value-type="float" office:value="2" calcext:value-type="float">
            <text:p>2</text:p>
          </table:table-cell>
          <table:table-cell table:style-name="ce16" table:formula="of:=EXP(-([.D7]^2))-COS([.D7])" office:value-type="float" office:value="0.434462475435877" calcext:value-type="float">
            <text:p>0.434462475435877</text:p>
          </table:table-cell>
          <table:table-cell table:style-name="ce16" table:formula="of:=(([.B7]*[.E7])-([.D7]*[.C7]))/([.E7]-[.C7])" office:value-type="float" office:value="1.44711477844719" calcext:value-type="float">
            <text:p>1.44711477844719</text:p>
          </table:table-cell>
          <table:table-cell table:style-name="ce16" table:formula="of:=EXP(-([.F7]^2))-COS([.F7])" office:value-type="float" office:value="-0.000190476754712704" calcext:value-type="float">
            <text:p>-0.000190476754713</text:p>
          </table:table-cell>
          <table:table-cell table:style-name="ce16" table:formula="of:=[.D7]-[.B7]" office:value-type="float" office:value="0.554150650862993" calcext:value-type="float">
            <text:p>0.554150650862993</text:p>
          </table:table-cell>
          <table:table-cell table:style-name="ce23"/>
          <table:table-cell table:style-name="ce14"/>
          <table:table-cell table:number-columns-repeated="1014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6" table:formula="of:=IF(([.G7]*-1)&lt;0;[.B7];[.F7])" office:value-type="float" office:value="1.44711477844719" calcext:value-type="float">
            <text:p>1.44711477844719</text:p>
          </table:table-cell>
          <table:table-cell table:style-name="ce16" table:formula="of:=EXP(-([.B8]^2))-COS([.B8])" office:value-type="float" office:value="-0.000190476754712704" calcext:value-type="float">
            <text:p>-0.000190476754713</text:p>
          </table:table-cell>
          <table:table-cell table:style-name="ce17" table:formula="of:=IF(([.G7]*-1)&lt;0;[.F7];[.D7])" office:value-type="float" office:value="2" calcext:value-type="float">
            <text:p>2</text:p>
          </table:table-cell>
          <table:table-cell table:style-name="ce16" table:formula="of:=EXP(-([.D8]^2))-COS([.D8])" office:value-type="float" office:value="0.434462475435877" calcext:value-type="float">
            <text:p>0.434462475435877</text:p>
          </table:table-cell>
          <table:table-cell table:style-name="ce16" table:formula="of:=(([.B8]*[.E8])-([.D8]*[.C8]))/([.E8]-[.C8])" office:value-type="float" office:value="1.44735706780057" calcext:value-type="float">
            <text:p>1.44735706780057</text:p>
          </table:table-cell>
          <table:table-cell table:style-name="ce16" table:formula="of:=EXP(-([.F8]^2))-COS([.F8])" office:value-type="float" office:value="-0.0000363875856946305" calcext:value-type="float">
            <text:p>-3.63875856946305E-05</text:p>
          </table:table-cell>
          <table:table-cell table:style-name="ce16" table:formula="of:=[.D8]-[.B8]" office:value-type="float" office:value="0.552885221552807" calcext:value-type="float">
            <text:p>0.552885221552807</text:p>
          </table:table-cell>
          <table:table-cell/>
          <table:table-cell table:style-name="ce29" office:value-type="string" calcext:value-type="string">
            <text:p>[e]parada:</text:p>
          </table:table-cell>
          <table:table-cell table:style-name="ce36" office:value-type="string" calcext:value-type="string">
            <text:p>e1 = e2 = 0,001</text:p>
          </table:table-cell>
          <table:table-cell table:number-columns-repeated="1013"/>
        </table:table-row>
        <table:table-row table:style-name="ro1" table:number-rows-repeated="2">
          <table:table-cell table:style-name="ce37" table:number-columns-repeated="3"/>
          <table:table-cell table:style-name="ce38"/>
          <table:table-cell table:style-name="ce37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11" table:number-rows-spanned="1">
            <text:p>Método de Newton- Raphson</text:p>
          </table:table-cell>
          <table:covered-table-cell table:number-columns-repeated="9" table:style-name="ce15"/>
          <table:covered-table-cell table:style-name="ce34"/>
          <table:table-cell table:number-columns-repeated="1013"/>
        </table:table-row>
        <table:table-row table:style-name="ro1"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Xi</text:p>
          </table:table-cell>
          <table:table-cell table:style-name="ce7" office:value-type="string" calcext:value-type="string">
            <text:p>f(Xi)</text:p>
          </table:table-cell>
          <table:table-cell table:style-name="ce7" office:value-type="string" calcext:value-type="string">
            <text:p>f '(Xi)</text:p>
          </table:table-cell>
          <table:table-cell table:style-name="ce7" office:value-type="string" calcext:value-type="string">
            <text:p>Xi +1 = <text:s/>Xi - ( f(Xi) / f ' (Xi) )</text:p>
          </table:table-cell>
          <table:table-cell table:style-name="ce7" office:value-type="string" calcext:value-type="string">
            <text:p>| Xi + 1 – xi | <text:s text:c="2"/>[e]</text:p>
          </table:table-cell>
          <table:table-cell table:style-name="ce22"/>
          <table:table-cell table:number-columns-repeated="2"/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Exp(-x^2) -cos x</text:p>
          </table:table-cell>
          <table:table-cell table:number-columns-repeated="1013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formula="of:=EXP(-([.B13]^2))-COS([.B13])" office:value-type="float" office:value="0.0346620228941614" calcext:value-type="float">
            <text:p>0.034662022894162</text:p>
          </table:table-cell>
          <table:table-cell table:style-name="ce16" table:formula="of:=EXP(-([.B13]^2))*(-2*[.B13])+SIN([.B13])" office:value-type="float" office:value="0.681297312918461" calcext:value-type="float">
            <text:p>0.681297312918461</text:p>
          </table:table-cell>
          <table:table-cell table:style-name="ce16" table:formula="of:=[.B13]-([.C13]/[.D13])" office:value-type="float" office:value="1.44912349977475" calcext:value-type="float">
            <text:p>1.44912349977475</text:p>
          </table:table-cell>
          <table:table-cell table:style-name="ce16" table:formula="of:=[.E13]-[.B13]" office:value-type="float" office:value="-0.0508765002252545" calcext:value-type="float">
            <text:p>-0.050876500225255</text:p>
          </table:table-cell>
          <table:table-cell table:number-columns-repeated="3"/>
          <table:table-cell table:style-name="ce27" office:value-type="float" office:value="1" calcext:value-type="float">
            <text:p>1</text:p>
          </table:table-cell>
          <table:table-cell table:style-name="ce35" table:formula="of:=EXP(-([.J3]^2)) -COS([.J3])" office:value-type="float" office:value="-0.172422864696697" calcext:value-type="float">
            <text:p>-0.172422864696697</text:p>
          </table:table-cell>
          <table:table-cell table:number-columns-repeated="101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6" table:formula="of:=[.E13]" office:value-type="float" office:value="1.44912349977475" calcext:value-type="float">
            <text:p>1.44912349977475</text:p>
          </table:table-cell>
          <table:table-cell table:style-name="ce16" table:formula="of:=EXP(-([.B14]^2))-COS([.B14])" office:value-type="float" office:value="0.00108862303243248" calcext:value-type="float">
            <text:p>0.001088623032432</text:p>
          </table:table-cell>
          <table:table-cell table:style-name="ce16" table:formula="of:=EXP(-([.B14]^2))*(-2*[.B14])+SIN([.B14])" office:value-type="float" office:value="0.637683432447478" calcext:value-type="float">
            <text:p>0.637683432447478</text:p>
          </table:table-cell>
          <table:table-cell table:style-name="ce16" table:formula="of:=[.B14]-([.C14]/[.D14])" office:value-type="float" office:value="1.44741634701361" calcext:value-type="float">
            <text:p>1.44741634701361</text:p>
          </table:table-cell>
          <table:table-cell table:style-name="ce16" table:formula="of:=[.E14]-[.B14]" office:value-type="float" office:value="-0.00170715276113453" calcext:value-type="float">
            <text:p>-0.001707152761135</text:p>
          </table:table-cell>
          <table:table-cell table:number-columns-repeated="3"/>
          <table:table-cell table:style-name="ce27" office:value-type="float" office:value="2" calcext:value-type="float">
            <text:p>2</text:p>
          </table:table-cell>
          <table:table-cell table:style-name="ce35" table:formula="of:=EXP(-([.J4]^2)) -COS([.J4])" office:value-type="float" office:value="0.434462475435877" calcext:value-type="float">
            <text:p>0.434462475435877</text:p>
          </table:table-cell>
          <table:table-cell table:number-columns-repeated="1013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table:formula="of:=[.E14]" office:value-type="float" office:value="1.44741634701361" calcext:value-type="float">
            <text:p>1.44741634701361</text:p>
          </table:table-cell>
          <table:table-cell table:style-name="ce9" table:formula="of:=EXP(-([.B15]^2))-COS([.B15])" office:value-type="float" office:value="0.00000132043574509189" calcext:value-type="float">
            <text:p>1.32043574509189E-06</text:p>
          </table:table-cell>
          <table:table-cell table:style-name="ce9" table:formula="of:=EXP(-([.B15]^2))*(-2*[.B15])+SIN([.B15])" office:value-type="float" office:value="0.636135592530065" calcext:value-type="float">
            <text:p>0.636135592530065</text:p>
          </table:table-cell>
          <table:table-cell table:style-name="ce9" table:formula="of:=[.B15]-([.C15]/[.D15])" office:value-type="float" office:value="1.44741427129931" calcext:value-type="float">
            <text:p>1.44741427129931</text:p>
          </table:table-cell>
          <table:table-cell table:style-name="ce9" table:formula="of:=[.E15]-[.B15]" office:value-type="float" office:value="-0.00000207571429822195" calcext:value-type="float">
            <text:p>-2.07571429822195E-06</text:p>
          </table:table-cell>
          <table:table-cell table:number-columns-repeated="3"/>
          <table:table-cell table:style-name="ce14"/>
          <table:table-cell table:number-columns-repeated="1014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6" table:formula="of:=[.E15]" office:value-type="float" office:value="1.44741427129931" calcext:value-type="float">
            <text:p>1.44741427129931</text:p>
          </table:table-cell>
          <table:table-cell table:style-name="ce16" table:formula="of:=EXP(-([.B16]^2))-COS([.B16])" office:value-type="float" office:value="0.00000000000195672644753842" calcext:value-type="float">
            <text:p>1.95672644753842E-12</text:p>
          </table:table-cell>
          <table:table-cell table:style-name="ce16" table:formula="of:=EXP(-([.B16]^2))*(-2*[.B16])+SIN([.B16])" office:value-type="float" office:value="0.636133707256056" calcext:value-type="float">
            <text:p>0.636133707256056</text:p>
          </table:table-cell>
          <table:table-cell table:style-name="ce16" table:formula="of:=[.B16]-([.C16]/[.D16])" office:value-type="float" office:value="1.44741427129624" calcext:value-type="float">
            <text:p>1.44741427129624</text:p>
          </table:table-cell>
          <table:table-cell table:style-name="ce16" table:formula="of:=[.E16]-[.B16]" office:value-type="float" office:value="-0.00000000000307598391202646" calcext:value-type="float">
            <text:p>-3.07598391202646E-12</text:p>
          </table:table-cell>
          <table:table-cell table:number-columns-repeated="3"/>
          <table:table-cell table:style-name="ce14"/>
          <table:table-cell table:number-columns-repeated="1014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6" table:formula="of:=[.E16]" office:value-type="float" office:value="1.44741427129624" calcext:value-type="float">
            <text:p>1.44741427129624</text:p>
          </table:table-cell>
          <table:table-cell table:style-name="ce16" table:formula="of:=EXP(-([.B17]^2))-COS([.B17])" office:value-type="float" office:value="0" calcext:value-type="float">
            <text:p>0</text:p>
          </table:table-cell>
          <table:table-cell table:style-name="ce16" table:formula="of:=EXP(-([.B17]^2))*(-2*[.B17])+SIN([.B17])" office:value-type="float" office:value="0.636133707253262" calcext:value-type="float">
            <text:p>0.636133707253262</text:p>
          </table:table-cell>
          <table:table-cell table:style-name="ce16" table:formula="of:=[.B17]-([.C17]/[.D17])" office:value-type="float" office:value="1.44741427129624" calcext:value-type="float">
            <text:p>1.44741427129624</text:p>
          </table:table-cell>
          <table:table-cell table:style-name="ce16" table:formula="of:=[.E17]-[.B17]" office:value-type="float" office:value="0" calcext:value-type="float">
            <text:p>0</text:p>
          </table:table-cell>
          <table:table-cell table:style-name="ce23"/>
          <table:table-cell table:number-columns-repeated="2"/>
          <table:table-cell table:style-name="ce14"/>
          <table:table-cell table:number-columns-repeated="1014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6" table:formula="of:=[.E17]" office:value-type="float" office:value="1.44741427129624" calcext:value-type="float">
            <text:p>1.44741427129624</text:p>
          </table:table-cell>
          <table:table-cell table:style-name="ce16" table:formula="of:=EXP(-([.B18]^2))-COS([.B18])" office:value-type="float" office:value="0" calcext:value-type="float">
            <text:p>0</text:p>
          </table:table-cell>
          <table:table-cell table:style-name="ce16" table:formula="of:=EXP(-([.B18]^2))*(-2*[.B18])+SIN([.B18])" office:value-type="float" office:value="0.636133707253262" calcext:value-type="float">
            <text:p>0.636133707253262</text:p>
          </table:table-cell>
          <table:table-cell table:style-name="ce16" table:formula="of:=[.B18]-([.C18]/[.D18])" office:value-type="float" office:value="1.44741427129624" calcext:value-type="float">
            <text:p>1.44741427129624</text:p>
          </table:table-cell>
          <table:table-cell table:style-name="ce16" table:formula="of:=[.E18]-[.B18]" office:value-type="float" office:value="0" calcext:value-type="float">
            <text:p>0</text:p>
          </table:table-cell>
          <table:table-cell table:number-columns-repeated="3"/>
          <table:table-cell table:style-name="ce29" office:value-type="string" calcext:value-type="string">
            <text:p>[e]parada:</text:p>
          </table:table-cell>
          <table:table-cell table:style-name="ce36" office:value-type="string" calcext:value-type="string">
            <text:p>e = 0,001</text:p>
          </table:table-cell>
          <table:table-cell table:number-columns-repeated="1013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ercicio-2" table:style-name="ta3"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8" table:number-columns-repeated="1015" table:default-cell-style-name="Default"/>
        <table:table-row table:style-name="ro1">
          <table:table-cell table:style-name="ce6" office:value-type="string" calcext:value-type="string" table:number-columns-spanned="11" table:number-rows-spanned="1">
            <text:p>Método de Newton- Raphson</text:p>
          </table:table-cell>
          <table:covered-table-cell table:number-columns-repeated="9" table:style-name="ce15"/>
          <table:covered-table-cell table:style-name="ce34"/>
          <table:table-cell table:number-columns-repeated="1013"/>
        </table:table-row>
        <table:table-row table:style-name="ro1"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Xi</text:p>
          </table:table-cell>
          <table:table-cell table:style-name="ce7" office:value-type="string" calcext:value-type="string">
            <text:p>f(Xi)</text:p>
          </table:table-cell>
          <table:table-cell table:style-name="ce7" office:value-type="string" calcext:value-type="string">
            <text:p>f '(Xi)</text:p>
          </table:table-cell>
          <table:table-cell table:style-name="ce7" office:value-type="string" calcext:value-type="string">
            <text:p>Xi +1 = <text:s/>Xi - ( f(Xi) / f ' (Xi) )</text:p>
          </table:table-cell>
          <table:table-cell table:style-name="ce7" office:value-type="string" calcext:value-type="string">
            <text:p>| Xi + 1 – xi | <text:s text:c="2"/>[e]</text:p>
          </table:table-cell>
          <table:table-cell table:style-name="ce22"/>
          <table:table-cell table:number-columns-repeated="2"/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X^2 - 11 =0</text:p>
          </table:table-cell>
          <table:table-cell table:number-columns-repeated="1013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style-name="ce39" table:formula="of:=[.B3]^2-11" office:value-type="float" office:value="-2" calcext:value-type="float">
            <text:p>-2</text:p>
          </table:table-cell>
          <table:table-cell table:style-name="ce16" table:formula="of:=2*[.B3]" office:value-type="float" office:value="6" calcext:value-type="float">
            <text:p>6</text:p>
          </table:table-cell>
          <table:table-cell table:style-name="ce16" table:formula="of:=[.B3]-([.C3]/[.D3])" office:value-type="float" office:value="3.33333333333333" calcext:value-type="float">
            <text:p>3.33333333333333</text:p>
          </table:table-cell>
          <table:table-cell table:style-name="ce16" table:formula="of:=[.E3]-[.B3]" office:value-type="float" office:value="0.333333333333333" calcext:value-type="float">
            <text:p>0.333333333333333</text:p>
          </table:table-cell>
          <table:table-cell table:number-columns-repeated="3"/>
          <table:table-cell table:style-name="ce27" office:value-type="float" office:value="0" calcext:value-type="float">
            <text:p>0</text:p>
          </table:table-cell>
          <table:table-cell table:style-name="ce35" table:formula="of:=[.J3]^2-11" office:value-type="float" office:value="-11" calcext:value-type="float">
            <text:p>-11</text:p>
          </table:table-cell>
          <table:table-cell table:number-columns-repeated="101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6" table:formula="of:=[.E3]" office:value-type="float" office:value="3.33333333333333" calcext:value-type="float">
            <text:p>3.33333333333333</text:p>
          </table:table-cell>
          <table:table-cell table:style-name="ce39" table:formula="of:=[.B4]^2-11" office:value-type="float" office:value="0.111111111111113" calcext:value-type="float">
            <text:p>0.111111111111113</text:p>
          </table:table-cell>
          <table:table-cell table:style-name="ce16" table:formula="of:=2*[.B4]" office:value-type="float" office:value="6.66666666666667" calcext:value-type="float">
            <text:p>6.66666666666667</text:p>
          </table:table-cell>
          <table:table-cell table:style-name="ce16" table:formula="of:=[.B4]-([.C4]/[.D4])" office:value-type="float" office:value="3.31666666666667" calcext:value-type="float">
            <text:p>3.31666666666667</text:p>
          </table:table-cell>
          <table:table-cell table:style-name="ce16" table:formula="of:=[.E4]-[.B4]" office:value-type="float" office:value="-0.0166666666666671" calcext:value-type="float">
            <text:p>-0.016666666666667</text:p>
          </table:table-cell>
          <table:table-cell table:number-columns-repeated="3"/>
          <table:table-cell table:style-name="ce27" office:value-type="float" office:value="1" calcext:value-type="float">
            <text:p>1</text:p>
          </table:table-cell>
          <table:table-cell table:style-name="ce35" table:formula="of:=[.J4]^2-11" office:value-type="float" office:value="-10" calcext:value-type="float">
            <text:p>-10</text:p>
          </table:table-cell>
          <table:table-cell table:number-columns-repeated="101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6" table:formula="of:=[.E4]" office:value-type="float" office:value="3.31666666666667" calcext:value-type="float">
            <text:p>3.31666666666667</text:p>
          </table:table-cell>
          <table:table-cell table:style-name="ce39" table:formula="of:=[.B5]^2-11" office:value-type="float" office:value="0.000277777777776933" calcext:value-type="float">
            <text:p>0.000277777777777</text:p>
          </table:table-cell>
          <table:table-cell table:style-name="ce16" table:formula="of:=2*[.B5]" office:value-type="float" office:value="6.63333333333333" calcext:value-type="float">
            <text:p>6.63333333333333</text:p>
          </table:table-cell>
          <table:table-cell table:style-name="ce16" table:formula="of:=[.B5]-([.C5]/[.D5])" office:value-type="float" office:value="3.31662479061977" calcext:value-type="float">
            <text:p>3.31662479061977</text:p>
          </table:table-cell>
          <table:table-cell table:style-name="ce16" table:formula="of:=[.E5]-[.B5]" office:value-type="float" office:value="-0.0000418760469012014" calcext:value-type="float">
            <text:p>-4.18760469012014E-05</text:p>
          </table:table-cell>
          <table:table-cell table:number-columns-repeated="3"/>
          <table:table-cell table:style-name="ce27" office:value-type="float" office:value="2" calcext:value-type="float">
            <text:p>2</text:p>
          </table:table-cell>
          <table:table-cell table:style-name="ce35" table:formula="of:=[.J5]^2-11" office:value-type="float" office:value="-7" calcext:value-type="float">
            <text:p>-7</text:p>
          </table:table-cell>
          <table:table-cell table:number-columns-repeated="1013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table:formula="of:=[.E5]" office:value-type="float" office:value="3.31662479061977" calcext:value-type="float">
            <text:p>3.31662479061977</text:p>
          </table:table-cell>
          <table:table-cell table:style-name="ce40" table:formula="of:=[.B6]^2-11" office:value-type="float" office:value="0.00000000175360170828753" calcext:value-type="float">
            <text:p>1.75360170828753E-09</text:p>
          </table:table-cell>
          <table:table-cell table:style-name="ce9" table:formula="of:=2*[.B6]" office:value-type="float" office:value="6.63324958123953" calcext:value-type="float">
            <text:p>6.63324958123953</text:p>
          </table:table-cell>
          <table:table-cell table:style-name="ce9" table:formula="of:=[.B6]-([.C6]/[.D6])" office:value-type="float" office:value="3.3166247903554" calcext:value-type="float">
            <text:p>3.3166247903554</text:p>
          </table:table-cell>
          <table:table-cell table:style-name="ce9" table:formula="of:=[.E6]-[.B6]" office:value-type="float" office:value="-0.000000000264365418445323" calcext:value-type="float">
            <text:p>-2.64365418445323E-10</text:p>
          </table:table-cell>
          <table:table-cell table:number-columns-repeated="3"/>
          <table:table-cell table:style-name="ce27" office:value-type="float" office:value="3" calcext:value-type="float">
            <text:p>3</text:p>
          </table:table-cell>
          <table:table-cell table:style-name="ce35" table:formula="of:=[.J6]^2-11" office:value-type="float" office:value="-2" calcext:value-type="float">
            <text:p>-2</text:p>
          </table:table-cell>
          <table:table-cell table:number-columns-repeated="1013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6" table:formula="of:=[.E6]" office:value-type="float" office:value="3.3166247903554" calcext:value-type="float">
            <text:p>3.3166247903554</text:p>
          </table:table-cell>
          <table:table-cell table:style-name="ce39" table:formula="of:=[.B7]^2-11" office:value-type="float" office:value="0" calcext:value-type="float">
            <text:p>0</text:p>
          </table:table-cell>
          <table:table-cell table:style-name="ce16" table:formula="of:=2*[.B7]" office:value-type="float" office:value="6.6332495807108" calcext:value-type="float">
            <text:p>6.6332495807108</text:p>
          </table:table-cell>
          <table:table-cell table:style-name="ce16" table:formula="of:=[.B7]-([.C7]/[.D7])" office:value-type="float" office:value="3.3166247903554" calcext:value-type="float">
            <text:p>3.3166247903554</text:p>
          </table:table-cell>
          <table:table-cell table:style-name="ce16" table:formula="of:=[.E7]-[.B7]" office:value-type="float" office:value="0" calcext:value-type="float">
            <text:p>0</text:p>
          </table:table-cell>
          <table:table-cell table:style-name="ce23"/>
          <table:table-cell table:number-columns-repeated="2"/>
          <table:table-cell table:style-name="ce27" office:value-type="float" office:value="4" calcext:value-type="float">
            <text:p>4</text:p>
          </table:table-cell>
          <table:table-cell table:style-name="ce35" table:formula="of:=[.J7]^2-11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6" table:formula="of:=[.E7]" office:value-type="float" office:value="3.3166247903554" calcext:value-type="float">
            <text:p>3.3166247903554</text:p>
          </table:table-cell>
          <table:table-cell table:style-name="ce39" table:formula="of:=[.B8]^2-11" office:value-type="float" office:value="0" calcext:value-type="float">
            <text:p>0</text:p>
          </table:table-cell>
          <table:table-cell table:style-name="ce16" table:formula="of:=2*[.B8]" office:value-type="float" office:value="6.6332495807108" calcext:value-type="float">
            <text:p>6.6332495807108</text:p>
          </table:table-cell>
          <table:table-cell table:style-name="ce16" table:formula="of:=[.B8]-([.C8]/[.D8])" office:value-type="float" office:value="3.3166247903554" calcext:value-type="float">
            <text:p>3.3166247903554</text:p>
          </table:table-cell>
          <table:table-cell table:style-name="ce16" table:formula="of:=[.E8]-[.B8]" office:value-type="float" office:value="0" calcext:value-type="float">
            <text:p>0</text:p>
          </table:table-cell>
          <table:table-cell table:number-columns-repeated="3"/>
          <table:table-cell table:style-name="ce29" office:value-type="string" calcext:value-type="string">
            <text:p>[e]parada:</text:p>
          </table:table-cell>
          <table:table-cell table:style-name="ce36" table:formula="of:=10^-6" office:value-type="float" office:value="0.000001" calcext:value-type="float">
            <text:p>1E-06</text:p>
          </table:table-cell>
          <table:table-cell table:number-columns-repeated="101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ercicio-3" table:style-name="ta4"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4" table:default-cell-style-name="Default"/>
        <table:table-column table:style-name="co8" table:number-columns-repeated="1013" table:default-cell-style-name="Default"/>
        <table:table-row table:style-name="ro1">
          <table:table-cell table:style-name="ce6" office:value-type="string" calcext:value-type="string" table:number-columns-spanned="11" table:number-rows-spanned="1">
            <text:p>Método da Posição Falsa</text:p>
          </table:table-cell>
          <table:covered-table-cell table:number-columns-repeated="9" table:style-name="ce15"/>
          <table:covered-table-cell table:style-name="ce34"/>
          <table:table-cell table:number-columns-repeated="1013"/>
        </table:table-row>
        <table:table-row table:style-name="ro1"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f(a)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f(b)</text:p>
          </table:table-cell>
          <table:table-cell table:style-name="ce7" office:value-type="string" calcext:value-type="string">
            <text:p>c = a*f(b) - b*f(a) / f(b) - f(a)</text:p>
          </table:table-cell>
          <table:table-cell table:style-name="ce7" office:value-type="string" calcext:value-type="string">
            <text:p>f(c) <text:s text:c="2"/>[e2]</text:p>
          </table:table-cell>
          <table:table-cell table:style-name="ce7" office:value-type="string" calcext:value-type="string">
            <text:p>b-a <text:s/>[e1]</text:p>
          </table:table-cell>
          <table:table-cell table:style-name="ce24"/>
          <table:table-cell table:style-name="ce30" office:value-type="string" calcext:value-type="string">
            <text:p>I</text:p>
          </table:table-cell>
          <table:table-cell table:style-name="ce7" office:value-type="string" calcext:value-type="string">
            <text:p>4senx – e^x</text:p>
          </table:table-cell>
          <table:table-cell table:number-columns-repeated="1013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4*SIN([.B3]) - EXP([.B3])" office:value-type="float" office:value="-1" calcext:value-type="float">
            <text:p>-1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4*SIN([.D3]) - EXP([.D3])" office:value-type="float" office:value="0.647602110772541" calcext:value-type="float">
            <text:p>0.647602110772541</text:p>
          </table:table-cell>
          <table:table-cell table:style-name="ce16" table:formula="of:=(([.B3]*[.E3])-([.D3]*[.C3]))/([.E3]-[.C3])" office:value-type="float" office:value="0.606942655305966" calcext:value-type="float">
            <text:p>0.606942655305966</text:p>
          </table:table-cell>
          <table:table-cell table:style-name="ce16" table:formula="of:=4*SIN([.F3]) - EXP([.F3])" office:value-type="float" office:value="0.446622201925255" calcext:value-type="float">
            <text:p>0.446622201925255</text:p>
          </table:table-cell>
          <table:table-cell table:style-name="ce16" table:formula="of:=[.D3]-[.B3]" office:value-type="float" office:value="1" calcext:value-type="float">
            <text:p>1</text:p>
          </table:table-cell>
          <table:table-cell table:style-name="ce25"/>
          <table:table-cell table:style-name="ce27" office:value-type="float" office:value="0" calcext:value-type="float">
            <text:p>0</text:p>
          </table:table-cell>
          <table:table-cell table:style-name="ce35" table:formula="of:=4*SIN([.J3]) - EXP([.J3])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6" table:formula="of:=IF(([.G3]*-1)&lt;0;[.B3];[.F3])" office:value-type="float" office:value="0" calcext:value-type="float">
            <text:p>0</text:p>
          </table:table-cell>
          <table:table-cell table:style-name="ce16" table:formula="of:=4*SIN([.B4]) - EXP([.B4])" office:value-type="float" office:value="-1" calcext:value-type="float">
            <text:p>-1</text:p>
          </table:table-cell>
          <table:table-cell table:style-name="ce17" table:formula="of:=IF(([.G3]*-1)&lt;0;[.F3];[.D3])" office:value-type="float" office:value="0.606942655305966" calcext:value-type="float">
            <text:p>0.606942655305966</text:p>
          </table:table-cell>
          <table:table-cell table:style-name="ce16" table:formula="of:=4*SIN([.D4]) - EXP([.D4])" office:value-type="float" office:value="0.446622201925255" calcext:value-type="float">
            <text:p>0.446622201925255</text:p>
          </table:table-cell>
          <table:table-cell table:style-name="ce16" table:formula="of:=(([.B4]*[.E4])-([.D4]*[.C4]))/([.E4]-[.C4])" office:value-type="float" office:value="0.41955850981563" calcext:value-type="float">
            <text:p>0.41955850981563</text:p>
          </table:table-cell>
          <table:table-cell table:style-name="ce16" table:formula="of:=4*SIN([.F4]) - EXP([.F4])" office:value-type="float" office:value="0.108139401281642" calcext:value-type="float">
            <text:p>0.108139401281642</text:p>
          </table:table-cell>
          <table:table-cell table:style-name="ce16" table:formula="of:=[.D4]-[.B4]" office:value-type="float" office:value="0.606942655305966" calcext:value-type="float">
            <text:p>0.606942655305966</text:p>
          </table:table-cell>
          <table:table-cell table:style-name="ce25"/>
          <table:table-cell table:style-name="ce27" office:value-type="float" office:value="1" calcext:value-type="float">
            <text:p>1</text:p>
          </table:table-cell>
          <table:table-cell table:style-name="ce35" table:formula="of:=4*SIN([.J4]) - EXP([.J4])" office:value-type="float" office:value="0.647602110772541" calcext:value-type="float">
            <text:p>0.647602110772541</text:p>
          </table:table-cell>
          <table:table-cell table:number-columns-repeated="101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6" table:formula="of:=IF(([.G4]*-1)&lt;0;[.B4];[.F4])" office:value-type="float" office:value="0" calcext:value-type="float">
            <text:p>0</text:p>
          </table:table-cell>
          <table:table-cell table:style-name="ce16" table:formula="of:=4*SIN([.B5]) - EXP([.B5])" office:value-type="float" office:value="-1" calcext:value-type="float">
            <text:p>-1</text:p>
          </table:table-cell>
          <table:table-cell table:style-name="ce17" table:formula="of:=IF(([.G4]*-1)&lt;0;[.F4];[.D4])" office:value-type="float" office:value="0.41955850981563" calcext:value-type="float">
            <text:p>0.41955850981563</text:p>
          </table:table-cell>
          <table:table-cell table:style-name="ce16" table:formula="of:=4*SIN([.D5]) - EXP([.D5])" office:value-type="float" office:value="0.108139401281642" calcext:value-type="float">
            <text:p>0.108139401281642</text:p>
          </table:table-cell>
          <table:table-cell table:style-name="ce16" table:formula="of:=(([.B5]*[.E5])-([.D5]*[.C5]))/([.E5]-[.C5])" office:value-type="float" office:value="0.378615280108605" calcext:value-type="float">
            <text:p>0.378615280108605</text:p>
          </table:table-cell>
          <table:table-cell table:style-name="ce16" table:formula="of:=4*SIN([.F5]) - EXP([.F5])" office:value-type="float" office:value="0.0182755591227266" calcext:value-type="float">
            <text:p>0.018275559122727</text:p>
          </table:table-cell>
          <table:table-cell table:style-name="ce16" table:formula="of:=[.D5]-[.B5]" office:value-type="float" office:value="0.41955850981563" calcext:value-type="float">
            <text:p>0.41955850981563</text:p>
          </table:table-cell>
          <table:table-cell/>
          <table:table-cell table:style-name="ce14"/>
          <table:table-cell table:number-columns-repeated="1014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6" table:formula="of:=IF(([.G5]*-1)&lt;0;[.B5];[.F5])" office:value-type="float" office:value="0" calcext:value-type="float">
            <text:p>0</text:p>
          </table:table-cell>
          <table:table-cell table:style-name="ce16" table:formula="of:=4*SIN([.B6]) - EXP([.B6])" office:value-type="float" office:value="-1" calcext:value-type="float">
            <text:p>-1</text:p>
          </table:table-cell>
          <table:table-cell table:style-name="ce17" table:formula="of:=IF(([.G5]*-1)&lt;0;[.F5];[.D5])" office:value-type="float" office:value="0.378615280108605" calcext:value-type="float">
            <text:p>0.378615280108605</text:p>
          </table:table-cell>
          <table:table-cell table:style-name="ce16" table:formula="of:=4*SIN([.D6]) - EXP([.D6])" office:value-type="float" office:value="0.0182755591227266" calcext:value-type="float">
            <text:p>0.018275559122727</text:p>
          </table:table-cell>
          <table:table-cell table:style-name="ce16" table:formula="of:=(([.B6]*[.E6])-([.D6]*[.C6]))/([.E6]-[.C6])" office:value-type="float" office:value="0.371820060607948" calcext:value-type="float">
            <text:p>0.371820060607948</text:p>
          </table:table-cell>
          <table:table-cell table:style-name="ce16" table:formula="of:=4*SIN([.F6]) - EXP([.F6])" office:value-type="float" office:value="0.00287491866596357" calcext:value-type="float">
            <text:p>0.002874918665964</text:p>
          </table:table-cell>
          <table:table-cell table:style-name="ce16" table:formula="of:=[.D6]-[.B6]" office:value-type="float" office:value="0.378615280108605" calcext:value-type="float">
            <text:p>0.378615280108605</text:p>
          </table:table-cell>
          <table:table-cell/>
          <table:table-cell table:style-name="ce14"/>
          <table:table-cell table:number-columns-repeated="1014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6" table:formula="of:=IF(([.G6]*-1)&lt;0;[.B6];[.F6])" office:value-type="float" office:value="0" calcext:value-type="float">
            <text:p>0</text:p>
          </table:table-cell>
          <table:table-cell table:style-name="ce16" table:formula="of:=4*SIN([.B7]) - EXP([.B7])" office:value-type="float" office:value="-1" calcext:value-type="float">
            <text:p>-1</text:p>
          </table:table-cell>
          <table:table-cell table:style-name="ce17" table:formula="of:=IF(([.G6]*-1)&lt;0;[.F6];[.D6])" office:value-type="float" office:value="0.371820060607948" calcext:value-type="float">
            <text:p>0.371820060607948</text:p>
          </table:table-cell>
          <table:table-cell table:style-name="ce16" table:formula="of:=4*SIN([.D7]) - EXP([.D7])" office:value-type="float" office:value="0.00287491866596357" calcext:value-type="float">
            <text:p>0.002874918665964</text:p>
          </table:table-cell>
          <table:table-cell table:style-name="ce16" table:formula="of:=(([.B7]*[.E7])-([.D7]*[.C7]))/([.E7]-[.C7])" office:value-type="float" office:value="0.370754172516895" calcext:value-type="float">
            <text:p>0.370754172516895</text:p>
          </table:table-cell>
          <table:table-cell table:style-name="ce16" table:formula="of:=4*SIN([.F7]) - EXP([.F7])" office:value-type="float" office:value="0.00044699073651322" calcext:value-type="float">
            <text:p>0.000446990736513</text:p>
          </table:table-cell>
          <table:table-cell table:style-name="ce16" table:formula="of:=[.D7]-[.B7]" office:value-type="float" office:value="0.371820060607948" calcext:value-type="float">
            <text:p>0.371820060607948</text:p>
          </table:table-cell>
          <table:table-cell table:style-name="ce23"/>
          <table:table-cell table:style-name="ce14"/>
          <table:table-cell table:number-columns-repeated="1014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6" table:formula="of:=IF(([.G7]*-1)&lt;0;[.B7];[.F7])" office:value-type="float" office:value="0" calcext:value-type="float">
            <text:p>0</text:p>
          </table:table-cell>
          <table:table-cell table:style-name="ce16" table:formula="of:=4*SIN([.B8]) - EXP([.B8])" office:value-type="float" office:value="-1" calcext:value-type="float">
            <text:p>-1</text:p>
          </table:table-cell>
          <table:table-cell table:style-name="ce17" table:formula="of:=IF(([.G7]*-1)&lt;0;[.F7];[.D7])" office:value-type="float" office:value="0.370754172516895" calcext:value-type="float">
            <text:p>0.370754172516895</text:p>
          </table:table-cell>
          <table:table-cell table:style-name="ce16" table:formula="of:=4*SIN([.D8]) - EXP([.D8])" office:value-type="float" office:value="0.00044699073651322" calcext:value-type="float">
            <text:p>0.000446990736513</text:p>
          </table:table-cell>
          <table:table-cell table:style-name="ce16" table:formula="of:=(([.B8]*[.E8])-([.D8]*[.C8]))/([.E8]-[.C8])" office:value-type="float" office:value="0.37058852288011" calcext:value-type="float">
            <text:p>0.37058852288011</text:p>
          </table:table-cell>
          <table:table-cell table:style-name="ce16" table:formula="of:=4*SIN([.F8]) - EXP([.F8])" office:value-type="float" office:value="0.0000693707584140668" calcext:value-type="float">
            <text:p>6.93707584140668E-05</text:p>
          </table:table-cell>
          <table:table-cell table:style-name="ce16" table:formula="of:=[.D8]-[.B8]" office:value-type="float" office:value="0.370754172516895" calcext:value-type="float">
            <text:p>0.370754172516895</text:p>
          </table:table-cell>
          <table:table-cell table:number-columns-repeated="1016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6" table:formula="of:=IF(([.G8]*-1)&lt;0;[.B8];[.F8])" office:value-type="float" office:value="0" calcext:value-type="float">
            <text:p>0</text:p>
          </table:table-cell>
          <table:table-cell table:style-name="ce16" table:formula="of:=4*SIN([.B9]) - EXP([.B9])" office:value-type="float" office:value="-1" calcext:value-type="float">
            <text:p>-1</text:p>
          </table:table-cell>
          <table:table-cell table:style-name="ce17" table:formula="of:=IF(([.G8]*-1)&lt;0;[.F8];[.D8])" office:value-type="float" office:value="0.37058852288011" calcext:value-type="float">
            <text:p>0.37058852288011</text:p>
          </table:table-cell>
          <table:table-cell table:style-name="ce16" table:formula="of:=4*SIN([.D9]) - EXP([.D9])" office:value-type="float" office:value="0.0000693707584140668" calcext:value-type="float">
            <text:p>6.93707584140668E-05</text:p>
          </table:table-cell>
          <table:table-cell table:style-name="ce16" table:formula="of:=(([.B9]*[.E9])-([.D9]*[.C9]))/([.E9]-[.C9])" office:value-type="float" office:value="0.370562816656478" calcext:value-type="float">
            <text:p>0.370562816656478</text:p>
          </table:table-cell>
          <table:table-cell table:style-name="ce16" table:formula="of:=4*SIN([.F9]) - EXP([.F9])" office:value-type="float" office:value="0.0000107629384307195" calcext:value-type="float">
            <text:p>1.07629384307195E-05</text:p>
          </table:table-cell>
          <table:table-cell table:style-name="ce16" table:formula="of:=[.D9]-[.B9]" office:value-type="float" office:value="0.37058852288011" calcext:value-type="float">
            <text:p>0.37058852288011</text:p>
          </table:table-cell>
          <table:table-cell table:number-columns-repeated="1016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9" table:formula="of:=IF(([.G9]*-1)&lt;0;[.B9];[.F9])" office:value-type="float" office:value="0" calcext:value-type="float">
            <text:p>0</text:p>
          </table:table-cell>
          <table:table-cell table:style-name="ce9" table:formula="of:=4*SIN([.B10]) - EXP([.B10])" office:value-type="float" office:value="-1" calcext:value-type="float">
            <text:p>-1</text:p>
          </table:table-cell>
          <table:table-cell table:style-name="ce18" table:formula="of:=IF(([.G9]*-1)&lt;0;[.F9];[.D9])" office:value-type="float" office:value="0.370562816656478" calcext:value-type="float">
            <text:p>0.370562816656478</text:p>
          </table:table-cell>
          <table:table-cell table:style-name="ce9" table:formula="of:=4*SIN([.D10]) - EXP([.D10])" office:value-type="float" office:value="0.0000107629384307195" calcext:value-type="float">
            <text:p>1.07629384307195E-05</text:p>
          </table:table-cell>
          <table:table-cell table:style-name="ce9" table:formula="of:=(([.B10]*[.E10])-([.D10]*[.C10]))/([.E10]-[.C10])" office:value-type="float" office:value="0.370558828354624" calcext:value-type="float">
            <text:p>0.370558828354624</text:p>
          </table:table-cell>
          <table:table-cell table:style-name="ce9" table:formula="of:=4*SIN([.F10]) - EXP([.F10])" office:value-type="float" office:value="0.00000166980633431457" calcext:value-type="float">
            <text:p>1.66980633431457E-06</text:p>
          </table:table-cell>
          <table:table-cell table:style-name="ce9" table:formula="of:=[.D10]-[.B10]" office:value-type="float" office:value="0.370562816656478" calcext:value-type="float">
            <text:p>0.370562816656478</text:p>
          </table:table-cell>
          <table:table-cell/>
          <table:table-cell table:style-name="ce29" office:value-type="string" calcext:value-type="string">
            <text:p>[e]parada:</text:p>
          </table:table-cell>
          <table:table-cell table:style-name="ce36" office:value-type="string" calcext:value-type="string">
            <text:p>e1 = e2 = 0,0000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11" table:number-rows-spanned="1">
            <text:p>Método de Newton- Raphson</text:p>
          </table:table-cell>
          <table:covered-table-cell table:number-columns-repeated="9" table:style-name="ce15"/>
          <table:covered-table-cell table:style-name="ce34"/>
          <table:table-cell table:number-columns-repeated="1013"/>
        </table:table-row>
        <table:table-row table:style-name="ro1"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Xi</text:p>
          </table:table-cell>
          <table:table-cell table:style-name="ce7" office:value-type="string" calcext:value-type="string">
            <text:p>f(Xi)</text:p>
          </table:table-cell>
          <table:table-cell table:style-name="ce7" office:value-type="string" calcext:value-type="string">
            <text:p>f '(Xi)</text:p>
          </table:table-cell>
          <table:table-cell table:style-name="ce7" office:value-type="string" calcext:value-type="string">
            <text:p>Xi +1 = <text:s/>Xi - ( f(Xi) / f ' (Xi) )</text:p>
          </table:table-cell>
          <table:table-cell table:style-name="ce7" office:value-type="string" calcext:value-type="string">
            <text:p>| Xi + 1 – xi | <text:s text:c="2"/>[e]</text:p>
          </table:table-cell>
          <table:table-cell table:style-name="ce22"/>
          <table:table-cell table:number-columns-repeated="2"/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4senx – e^x</text:p>
          </table:table-cell>
          <table:table-cell table:number-columns-repeated="1013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16" office:value-type="float" office:value="0.5" calcext:value-type="float">
            <text:p>0.5</text:p>
          </table:table-cell>
          <table:table-cell table:style-name="ce35" table:formula="of:=4*SIN([.B14]) - EXP([.B14])" office:value-type="float" office:value="0.268980883716684" calcext:value-type="float">
            <text:p>0.268980883716684</text:p>
          </table:table-cell>
          <table:table-cell table:style-name="ce16" table:formula="of:=4*COS([.B14]) - EXP([.B14])" office:value-type="float" office:value="1.86160897686136" calcext:value-type="float">
            <text:p>1.86160897686136</text:p>
          </table:table-cell>
          <table:table-cell table:style-name="ce16" table:formula="of:=[.B14]-([.C14]/[.D14])" office:value-type="float" office:value="0.355511610085712" calcext:value-type="float">
            <text:p>0.355511610085712</text:p>
          </table:table-cell>
          <table:table-cell table:style-name="ce16" table:formula="of:=[.E14]-[.B14]" office:value-type="float" office:value="-0.144488389914288" calcext:value-type="float">
            <text:p>-0.144488389914288</text:p>
          </table:table-cell>
          <table:table-cell table:number-columns-repeated="3"/>
          <table:table-cell table:style-name="ce27" office:value-type="float" office:value="0" calcext:value-type="float">
            <text:p>0</text:p>
          </table:table-cell>
          <table:table-cell table:style-name="ce35" table:formula="of:=4*SIN([.J14]) - EXP([.J14])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6" table:formula="of:=[.E14]" office:value-type="float" office:value="0.355511610085712" calcext:value-type="float">
            <text:p>0.355511610085712</text:p>
          </table:table-cell>
          <table:table-cell table:style-name="ce35" table:formula="of:=4*SIN([.B15]) - EXP([.B15])" office:value-type="float" office:value="-0.0346303728663482" calcext:value-type="float">
            <text:p>-0.034630372866348</text:p>
          </table:table-cell>
          <table:table-cell table:style-name="ce16" table:formula="of:=4*COS([.B15]) - EXP([.B15])" office:value-type="float" office:value="2.32296365214607" calcext:value-type="float">
            <text:p>2.32296365214607</text:p>
          </table:table-cell>
          <table:table-cell table:style-name="ce16" table:formula="of:=[.B15]-([.C15]/[.D15])" office:value-type="float" office:value="0.370419451125047" calcext:value-type="float">
            <text:p>0.370419451125047</text:p>
          </table:table-cell>
          <table:table-cell table:style-name="ce16" table:formula="of:=[.E15]-[.B15]" office:value-type="float" office:value="0.0149078410393357" calcext:value-type="float">
            <text:p>0.014907841039336</text:p>
          </table:table-cell>
          <table:table-cell table:number-columns-repeated="3"/>
          <table:table-cell table:style-name="ce27" office:value-type="float" office:value="1" calcext:value-type="float">
            <text:p>1</text:p>
          </table:table-cell>
          <table:table-cell table:style-name="ce35" table:formula="of:=4*SIN([.J15]) - EXP([.J15])" office:value-type="float" office:value="0.647602110772541" calcext:value-type="float">
            <text:p>0.647602110772541</text:p>
          </table:table-cell>
          <table:table-cell table:number-columns-repeated="101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6" table:formula="of:=[.E15]" office:value-type="float" office:value="0.370419451125047" calcext:value-type="float">
            <text:p>0.370419451125047</text:p>
          </table:table-cell>
          <table:table-cell table:style-name="ce35" table:formula="of:=4*SIN([.B16]) - EXP([.B16])" office:value-type="float" office:value="-0.000316132365296928" calcext:value-type="float">
            <text:p>-0.000316132365297</text:p>
          </table:table-cell>
          <table:table-cell table:style-name="ce16" table:formula="of:=4*COS([.B16]) - EXP([.B16])" office:value-type="float" office:value="2.28036033842621" calcext:value-type="float">
            <text:p>2.28036033842621</text:p>
          </table:table-cell>
          <table:table-cell table:style-name="ce16" table:formula="of:=[.B16]-([.C16]/[.D16])" office:value-type="float" office:value="0.370558083761289" calcext:value-type="float">
            <text:p>0.370558083761289</text:p>
          </table:table-cell>
          <table:table-cell table:style-name="ce16" table:formula="of:=[.E16]-[.B16]" office:value-type="float" office:value="0.000138632636241642" calcext:value-type="float">
            <text:p>0.000138632636242</text:p>
          </table:table-cell>
          <table:table-cell table:number-columns-repeated="3"/>
          <table:table-cell table:style-name="ce14"/>
          <table:table-cell table:number-columns-repeated="1014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table:formula="of:=[.E16]" office:value-type="float" office:value="0.370558083761289" calcext:value-type="float">
            <text:p>0.370558083761289</text:p>
          </table:table-cell>
          <table:table-cell table:style-name="ce40" table:formula="of:=4*SIN([.B17]) - EXP([.B17])" office:value-type="float" office:value="-0.0000000278349572280234" calcext:value-type="float">
            <text:p>-2.78349572280234E-08</text:p>
          </table:table-cell>
          <table:table-cell table:style-name="ce9" table:formula="of:=4*COS([.B17]) - EXP([.B17])" office:value-type="float" office:value="2.27995875756549" calcext:value-type="float">
            <text:p>2.27995875756549</text:p>
          </table:table-cell>
          <table:table-cell table:style-name="ce9" table:formula="of:=[.B17]-([.C17]/[.D17])" office:value-type="float" office:value="0.370558095969824" calcext:value-type="float">
            <text:p>0.370558095969824</text:p>
          </table:table-cell>
          <table:table-cell table:style-name="ce9" table:formula="of:=[.E17]-[.B17]" office:value-type="float" office:value="0.0000000122085354048451" calcext:value-type="float">
            <text:p>1.22085354048451E-08</text:p>
          </table:table-cell>
          <table:table-cell table:number-columns-repeated="3"/>
          <table:table-cell table:style-name="ce14"/>
          <table:table-cell table:number-columns-repeated="1014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6" table:formula="of:=[.E17]" office:value-type="float" office:value="0.370558095969824" calcext:value-type="float">
            <text:p>0.370558095969824</text:p>
          </table:table-cell>
          <table:table-cell table:style-name="ce35" table:formula="of:=4*SIN([.B18]) - EXP([.B18])" office:value-type="float" office:value="0" calcext:value-type="float">
            <text:p>0</text:p>
          </table:table-cell>
          <table:table-cell table:style-name="ce16" table:formula="of:=4*COS([.B18]) - EXP([.B18])" office:value-type="float" office:value="2.27995872219632" calcext:value-type="float">
            <text:p>2.27995872219632</text:p>
          </table:table-cell>
          <table:table-cell table:style-name="ce16" table:formula="of:=[.B18]-([.C18]/[.D18])" office:value-type="float" office:value="0.370558095969824" calcext:value-type="float">
            <text:p>0.370558095969824</text:p>
          </table:table-cell>
          <table:table-cell table:style-name="ce16" table:formula="of:=[.E18]-[.B18]" office:value-type="float" office:value="0" calcext:value-type="float">
            <text:p>0</text:p>
          </table:table-cell>
          <table:table-cell table:style-name="ce23"/>
          <table:table-cell table:number-columns-repeated="2"/>
          <table:table-cell table:style-name="ce14"/>
          <table:table-cell table:number-columns-repeated="1014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6" table:formula="of:=[.E18]" office:value-type="float" office:value="0.370558095969824" calcext:value-type="float">
            <text:p>0.370558095969824</text:p>
          </table:table-cell>
          <table:table-cell table:style-name="ce35" table:formula="of:=4*SIN([.B19]) - EXP([.B19])" office:value-type="float" office:value="0" calcext:value-type="float">
            <text:p>0</text:p>
          </table:table-cell>
          <table:table-cell table:style-name="ce16" table:formula="of:=4*COS([.B19]) - EXP([.B19])" office:value-type="float" office:value="2.27995872219632" calcext:value-type="float">
            <text:p>2.27995872219632</text:p>
          </table:table-cell>
          <table:table-cell table:style-name="ce16" table:formula="of:=[.B19]-([.C19]/[.D19])" office:value-type="float" office:value="0.370558095969824" calcext:value-type="float">
            <text:p>0.370558095969824</text:p>
          </table:table-cell>
          <table:table-cell table:style-name="ce16" table:formula="of:=[.E19]-[.B19]" office:value-type="float" office:value="0" calcext:value-type="float">
            <text:p>0</text:p>
          </table:table-cell>
          <table:table-cell table:number-columns-repeated="3"/>
          <table:table-cell table:style-name="ce29" office:value-type="string" calcext:value-type="string">
            <text:p>[e]parada:</text:p>
          </table:table-cell>
          <table:table-cell table:style-name="ce36" office:value-type="string" calcext:value-type="string">
            <text:p>e = 0,00001</text:p>
          </table:table-cell>
          <table:table-cell table:number-columns-repeated="1013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ercicio-4" table:style-name="ta5">
        <table:table-column table:style-name="co32" table:default-cell-style-name="Default"/>
        <table:table-column table:style-name="co33" table:default-cell-style-name="Default"/>
        <table:table-column table:style-name="co29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8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number-columns-repeated="1013" table:default-cell-style-name="Default"/>
        <table:table-row table:style-name="ro1">
          <table:table-cell table:style-name="ce6" office:value-type="string" calcext:value-type="string" table:number-columns-spanned="11" table:number-rows-spanned="1">
            <text:p>Método da Posição Falsa</text:p>
          </table:table-cell>
          <table:covered-table-cell table:number-columns-repeated="9" table:style-name="ce15"/>
          <table:covered-table-cell table:style-name="ce34"/>
          <table:table-cell table:number-columns-repeated="1013"/>
        </table:table-row>
        <table:table-row table:style-name="ro1"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f(a)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f(b)</text:p>
          </table:table-cell>
          <table:table-cell table:style-name="ce7" office:value-type="string" calcext:value-type="string">
            <text:p>c = a*f(b) - b*f(a) / f(b) - f(a)</text:p>
          </table:table-cell>
          <table:table-cell table:style-name="ce7" office:value-type="string" calcext:value-type="string">
            <text:p>f(c) <text:s text:c="2"/>[e2]</text:p>
          </table:table-cell>
          <table:table-cell table:style-name="ce7" office:value-type="string" calcext:value-type="string">
            <text:p>b-a <text:s/>[e1]</text:p>
          </table:table-cell>
          <table:table-cell table:style-name="ce24"/>
          <table:table-cell table:style-name="ce30" office:value-type="string" calcext:value-type="string">
            <text:p>I</text:p>
          </table:table-cell>
          <table:table-cell table:style-name="ce7" office:value-type="string" calcext:value-type="string">
            <text:p>sen(x) + x - 1</text:p>
          </table:table-cell>
          <table:table-cell table:number-columns-repeated="1013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SIN([.B3])+[.B3] - 1" office:value-type="float" office:value="-1" calcext:value-type="float">
            <text:p>-1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SIN([.D3])+[.D3] - 1" office:value-type="float" office:value="0.841470984807896" calcext:value-type="float">
            <text:p>0.841470984807896</text:p>
          </table:table-cell>
          <table:table-cell table:style-name="ce16" table:formula="of:=(([.B3]*[.E3])-([.D3]*[.C3]))/([.E3]-[.C3])" office:value-type="float" office:value="0.543044125185779" calcext:value-type="float">
            <text:p>0.543044125185779</text:p>
          </table:table-cell>
          <table:table-cell table:style-name="ce16" table:formula="of:=SIN([.F3])+[.F3] - 1" office:value-type="float" office:value="0.0597887032356992" calcext:value-type="float">
            <text:p>0.059788703235699</text:p>
          </table:table-cell>
          <table:table-cell table:style-name="ce16" table:formula="of:=[.D3]-[.B3]" office:value-type="float" office:value="1" calcext:value-type="float">
            <text:p>1</text:p>
          </table:table-cell>
          <table:table-cell table:style-name="ce25"/>
          <table:table-cell table:style-name="ce27" office:value-type="float" office:value="0" calcext:value-type="float">
            <text:p>0</text:p>
          </table:table-cell>
          <table:table-cell table:style-name="ce35" table:formula="of:=SIN([.J3])+[.J3] - 1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table:formula="of:=IF(([.G3]*-1)&lt;0;[.B3];[.F3])" office:value-type="float" office:value="0" calcext:value-type="float">
            <text:p>0</text:p>
          </table:table-cell>
          <table:table-cell table:style-name="ce9" table:formula="of:=SIN([.B4])+[.B4] - 1" office:value-type="float" office:value="-1" calcext:value-type="float">
            <text:p>-1</text:p>
          </table:table-cell>
          <table:table-cell table:style-name="ce18" table:formula="of:=IF(([.G3]*-1)&lt;0;[.F3];[.D3])" office:value-type="float" office:value="0.543044125185779" calcext:value-type="float">
            <text:p>0.543044125185779</text:p>
          </table:table-cell>
          <table:table-cell table:style-name="ce9" table:formula="of:=SIN([.D4])+[.D4] - 1" office:value-type="float" office:value="0.0597887032356992" calcext:value-type="float">
            <text:p>0.059788703235699</text:p>
          </table:table-cell>
          <table:table-cell table:style-name="ce43" table:formula="of:=(([.B4]*[.E4])-([.D4]*[.C4]))/([.E4]-[.C4])" office:value-type="float" office:value="0.512407920114436" calcext:value-type="float">
            <text:p>0.5124079201</text:p>
          </table:table-cell>
          <table:table-cell table:style-name="ce43" table:formula="of:=SIN([.F4])+[.F4] - 1" office:value-type="float" office:value="0.00268524877678522" calcext:value-type="float">
            <text:p>0.0026852488</text:p>
          </table:table-cell>
          <table:table-cell table:style-name="ce9" table:formula="of:=[.D4]-[.B4]" office:value-type="float" office:value="0.543044125185779" calcext:value-type="float">
            <text:p>0.543044125185779</text:p>
          </table:table-cell>
          <table:table-cell table:style-name="ce25"/>
          <table:table-cell table:style-name="ce27" office:value-type="float" office:value="1" calcext:value-type="float">
            <text:p>1</text:p>
          </table:table-cell>
          <table:table-cell table:style-name="ce35" table:formula="of:=SIN([.J4])+[.J4] - 1" office:value-type="float" office:value="0.841470984807896" calcext:value-type="float">
            <text:p>0.841470984807896</text:p>
          </table:table-cell>
          <table:table-cell table:number-columns-repeated="101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6" table:formula="of:=IF(([.G4]*-1)&lt;0;[.B4];[.F4])" office:value-type="float" office:value="0" calcext:value-type="float">
            <text:p>0</text:p>
          </table:table-cell>
          <table:table-cell table:style-name="ce16" table:formula="of:=SIN([.B5])+[.B5] - 1" office:value-type="float" office:value="-1" calcext:value-type="float">
            <text:p>-1</text:p>
          </table:table-cell>
          <table:table-cell table:style-name="ce42" table:formula="of:=IF(([.G4]*-1)&lt;0;[.F4];[.D4])" office:value-type="float" office:value="0.512407920114436" calcext:value-type="float">
            <text:p>0.5124079201</text:p>
          </table:table-cell>
          <table:table-cell table:style-name="ce41" table:formula="of:=SIN([.D5])+[.D5] - 1" office:value-type="float" office:value="0.00268524877678522" calcext:value-type="float">
            <text:p>0.0026852488</text:p>
          </table:table-cell>
          <table:table-cell table:style-name="ce16" table:formula="of:=(([.B5]*[.E5])-([.D5]*[.C5]))/([.E5]-[.C5])" office:value-type="float" office:value="0.511035662227546" calcext:value-type="float">
            <text:p>0.511035662227546</text:p>
          </table:table-cell>
          <table:table-cell table:style-name="ce16" table:formula="of:=SIN([.F5])+[.F5] - 1" office:value-type="float" office:value="0.000116515661219951" calcext:value-type="float">
            <text:p>0.00011651566122</text:p>
          </table:table-cell>
          <table:table-cell table:style-name="ce41" table:formula="of:=[.D5]-[.B5]" office:value-type="float" office:value="0.512407920114436" calcext:value-type="float">
            <text:p>0.5124079201</text:p>
          </table:table-cell>
          <table:table-cell/>
          <table:table-cell table:style-name="ce14"/>
          <table:table-cell table:number-columns-repeated="1014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6" table:formula="of:=IF(([.G5]*-1)&lt;0;[.B5];[.F5])" office:value-type="float" office:value="0" calcext:value-type="float">
            <text:p>0</text:p>
          </table:table-cell>
          <table:table-cell table:style-name="ce16" table:formula="of:=SIN([.B6])+[.B6] - 1" office:value-type="float" office:value="-1" calcext:value-type="float">
            <text:p>-1</text:p>
          </table:table-cell>
          <table:table-cell table:style-name="ce17" table:formula="of:=IF(([.G5]*-1)&lt;0;[.F5];[.D5])" office:value-type="float" office:value="0.511035662227546" calcext:value-type="float">
            <text:p>0.511035662227546</text:p>
          </table:table-cell>
          <table:table-cell table:style-name="ce16" table:formula="of:=SIN([.D6])+[.D6] - 1" office:value-type="float" office:value="0.000116515661219951" calcext:value-type="float">
            <text:p>0.00011651566122</text:p>
          </table:table-cell>
          <table:table-cell table:style-name="ce16" table:formula="of:=(([.B6]*[.E6])-([.D6]*[.C6]))/([.E6]-[.C6])" office:value-type="float" office:value="0.510976125506415" calcext:value-type="float">
            <text:p>0.510976125506415</text:p>
          </table:table-cell>
          <table:table-cell table:style-name="ce16" table:formula="of:=SIN([.F6])+[.F6] - 1" office:value-type="float" office:value="0.0000050478557835909" calcext:value-type="float">
            <text:p>5.0478557835909E-06</text:p>
          </table:table-cell>
          <table:table-cell table:style-name="ce16" table:formula="of:=[.D6]-[.B6]" office:value-type="float" office:value="0.511035662227546" calcext:value-type="float">
            <text:p>0.511035662227546</text:p>
          </table:table-cell>
          <table:table-cell/>
          <table:table-cell table:style-name="ce14"/>
          <table:table-cell table:number-columns-repeated="1014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6" table:formula="of:=IF(([.G6]*-1)&lt;0;[.B6];[.F6])" office:value-type="float" office:value="0" calcext:value-type="float">
            <text:p>0</text:p>
          </table:table-cell>
          <table:table-cell table:style-name="ce16" table:formula="of:=SIN([.B7])+[.B7] - 1" office:value-type="float" office:value="-1" calcext:value-type="float">
            <text:p>-1</text:p>
          </table:table-cell>
          <table:table-cell table:style-name="ce17" table:formula="of:=IF(([.G6]*-1)&lt;0;[.F6];[.D6])" office:value-type="float" office:value="0.510976125506415" calcext:value-type="float">
            <text:p>0.510976125506415</text:p>
          </table:table-cell>
          <table:table-cell table:style-name="ce16" table:formula="of:=SIN([.D7])+[.D7] - 1" office:value-type="float" office:value="0.0000050478557835909" calcext:value-type="float">
            <text:p>5.0478557835909E-06</text:p>
          </table:table-cell>
          <table:table-cell table:style-name="ce16" table:formula="of:=(([.B7]*[.E7])-([.D7]*[.C7]))/([.E7]-[.C7])" office:value-type="float" office:value="0.510973546185644" calcext:value-type="float">
            <text:p>0.510973546185644</text:p>
          </table:table-cell>
          <table:table-cell table:style-name="ce16" table:formula="of:=SIN([.F7])+[.F7] - 1" office:value-type="float" office:value="0.000000218675526575396" calcext:value-type="float">
            <text:p>2.18675526575396E-07</text:p>
          </table:table-cell>
          <table:table-cell table:style-name="ce16" table:formula="of:=[.D7]-[.B7]" office:value-type="float" office:value="0.510976125506415" calcext:value-type="float">
            <text:p>0.510976125506415</text:p>
          </table:table-cell>
          <table:table-cell table:style-name="ce23"/>
          <table:table-cell table:style-name="ce14"/>
          <table:table-cell table:number-columns-repeated="1014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6" table:formula="of:=IF(([.G7]*-1)&lt;0;[.B7];[.F7])" office:value-type="float" office:value="0" calcext:value-type="float">
            <text:p>0</text:p>
          </table:table-cell>
          <table:table-cell table:style-name="ce16" table:formula="of:=SIN([.B8])+[.B8] - 1" office:value-type="float" office:value="-1" calcext:value-type="float">
            <text:p>-1</text:p>
          </table:table-cell>
          <table:table-cell table:style-name="ce17" table:formula="of:=IF(([.G7]*-1)&lt;0;[.F7];[.D7])" office:value-type="float" office:value="0.510973546185644" calcext:value-type="float">
            <text:p>0.510973546185644</text:p>
          </table:table-cell>
          <table:table-cell table:style-name="ce16" table:formula="of:=SIN([.D8])+[.D8] - 1" office:value-type="float" office:value="0.000000218675526575396" calcext:value-type="float">
            <text:p>2.18675526575396E-07</text:p>
          </table:table-cell>
          <table:table-cell table:style-name="ce16" table:formula="of:=(([.B8]*[.E8])-([.D8]*[.C8]))/([.E8]-[.C8])" office:value-type="float" office:value="0.510973434448259" calcext:value-type="float">
            <text:p>0.510973434448259</text:p>
          </table:table-cell>
          <table:table-cell table:style-name="ce16" table:formula="of:=SIN([.F8])+[.F8] - 1" office:value-type="float" office:value="0.00000000947310074828067" calcext:value-type="float">
            <text:p>9.47310074828067E-09</text:p>
          </table:table-cell>
          <table:table-cell table:style-name="ce16" table:formula="of:=[.D8]-[.B8]" office:value-type="float" office:value="0.510973546185644" calcext:value-type="float">
            <text:p>0.510973546185644</text:p>
          </table:table-cell>
          <table:table-cell table:number-columns-repeated="1016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6" table:formula="of:=IF(([.G8]*-1)&lt;0;[.B8];[.F8])" office:value-type="float" office:value="0" calcext:value-type="float">
            <text:p>0</text:p>
          </table:table-cell>
          <table:table-cell table:style-name="ce16" table:formula="of:=SIN([.B9])+[.B9] - 1" office:value-type="float" office:value="-1" calcext:value-type="float">
            <text:p>-1</text:p>
          </table:table-cell>
          <table:table-cell table:style-name="ce17" table:formula="of:=IF(([.G8]*-1)&lt;0;[.F8];[.D8])" office:value-type="float" office:value="0.510973434448259" calcext:value-type="float">
            <text:p>0.510973434448259</text:p>
          </table:table-cell>
          <table:table-cell table:style-name="ce16" table:formula="of:=SIN([.D9])+[.D9] - 1" office:value-type="float" office:value="0.00000000947310074828067" calcext:value-type="float">
            <text:p>9.47310074828067E-09</text:p>
          </table:table-cell>
          <table:table-cell table:style-name="ce16" table:formula="of:=(([.B9]*[.E9])-([.D9]*[.C9]))/([.E9]-[.C9])" office:value-type="float" office:value="0.510973429607757" calcext:value-type="float">
            <text:p>0.510973429607757</text:p>
          </table:table-cell>
          <table:table-cell table:style-name="ce16" table:formula="of:=SIN([.F9])+[.F9] - 1" office:value-type="float" office:value="0.000000000410377953841135" calcext:value-type="float">
            <text:p>4.10377953841135E-10</text:p>
          </table:table-cell>
          <table:table-cell table:style-name="ce16" table:formula="of:=[.D9]-[.B9]" office:value-type="float" office:value="0.510973434448259" calcext:value-type="float">
            <text:p>0.510973434448259</text:p>
          </table:table-cell>
          <table:table-cell table:number-columns-repeated="1016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16" table:formula="of:=IF(([.G9]*-1)&lt;0;[.B9];[.F9])" office:value-type="float" office:value="0" calcext:value-type="float">
            <text:p>0</text:p>
          </table:table-cell>
          <table:table-cell table:style-name="ce16" table:formula="of:=SIN([.B10])+[.B10] - 1" office:value-type="float" office:value="-1" calcext:value-type="float">
            <text:p>-1</text:p>
          </table:table-cell>
          <table:table-cell table:style-name="ce17" table:formula="of:=IF(([.G9]*-1)&lt;0;[.F9];[.D9])" office:value-type="float" office:value="0.510973429607757" calcext:value-type="float">
            <text:p>0.510973429607757</text:p>
          </table:table-cell>
          <table:table-cell table:style-name="ce16" table:formula="of:=SIN([.D10])+[.D10] - 1" office:value-type="float" office:value="0.000000000410377953841135" calcext:value-type="float">
            <text:p>4.10377953841135E-10</text:p>
          </table:table-cell>
          <table:table-cell table:style-name="ce16" table:formula="of:=(([.B10]*[.E10])-([.D10]*[.C10]))/([.E10]-[.C10])" office:value-type="float" office:value="0.510973429398064" calcext:value-type="float">
            <text:p>0.510973429398064</text:p>
          </table:table-cell>
          <table:table-cell table:style-name="ce16" table:formula="of:=SIN([.F10])+[.F10] - 1" office:value-type="float" office:value="0.0000000000177775572041128" calcext:value-type="float">
            <text:p>1.77775572041128E-11</text:p>
          </table:table-cell>
          <table:table-cell table:style-name="ce16" table:formula="of:=[.D10]-[.B10]" office:value-type="float" office:value="0.510973429607757" calcext:value-type="float">
            <text:p>0.510973429607757</text:p>
          </table:table-cell>
          <table:table-cell/>
          <table:table-cell table:style-name="ce29" office:value-type="string" calcext:value-type="string">
            <text:p>[e]parada:</text:p>
          </table:table-cell>
          <table:table-cell table:style-name="ce36" office:value-type="string" calcext:value-type="string">
            <text:p>e1 = e2 = 0,01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11" table:number-rows-spanned="1">
            <text:p>Método da Posição Falsa</text:p>
          </table:table-cell>
          <table:covered-table-cell table:number-columns-repeated="9" table:style-name="ce15"/>
          <table:covered-table-cell table:style-name="ce34"/>
          <table:table-cell table:number-columns-repeated="1013"/>
        </table:table-row>
        <table:table-row table:style-name="ro1"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f(a)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f(b)</text:p>
          </table:table-cell>
          <table:table-cell table:style-name="ce7" office:value-type="string" calcext:value-type="string">
            <text:p>c = a*f(b) - b*f(a) / f(b) - f(a)</text:p>
          </table:table-cell>
          <table:table-cell table:style-name="ce7" office:value-type="string" calcext:value-type="string">
            <text:p>f(c) <text:s text:c="2"/>[e2]</text:p>
          </table:table-cell>
          <table:table-cell table:style-name="ce7" office:value-type="string" calcext:value-type="string">
            <text:p>b-a <text:s/>[e1]</text:p>
          </table:table-cell>
          <table:table-cell table:style-name="ce24"/>
          <table:table-cell table:style-name="ce30" office:value-type="string" calcext:value-type="string">
            <text:p>I</text:p>
          </table:table-cell>
          <table:table-cell table:style-name="ce7" office:value-type="string" calcext:value-type="string">
            <text:p>exp(-x) + x^2 -2</text:p>
          </table:table-cell>
          <table:table-cell table:number-columns-repeated="1013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EXP(-[.B16])+([.B16]^2)-2" office:value-type="float" office:value="-0.632120558828558" calcext:value-type="float">
            <text:p>-0.632120558828558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EXP(-[.D16])+([.D16]^2)-2" office:value-type="float" office:value="2.13533528323661" calcext:value-type="float">
            <text:p>2.13533528323661</text:p>
          </table:table-cell>
          <table:table-cell table:style-name="ce16" table:formula="of:=(([.B16]*[.E16])-([.D16]*[.C16]))/([.E16]-[.C16])" office:value-type="float" office:value="1.2284121571952" calcext:value-type="float">
            <text:p>1.2284121571952</text:p>
          </table:table-cell>
          <table:table-cell table:style-name="ce16" table:formula="of:=EXP(-[.F16])+([.F16]^2)-2" office:value-type="float" office:value="-0.198246511042145" calcext:value-type="float">
            <text:p>-0.198246511042145</text:p>
          </table:table-cell>
          <table:table-cell table:style-name="ce16" table:formula="of:=[.D16]-[.B16]" office:value-type="float" office:value="1" calcext:value-type="float">
            <text:p>1</text:p>
          </table:table-cell>
          <table:table-cell table:style-name="ce25"/>
          <table:table-cell table:style-name="ce27" office:value-type="float" office:value="1" calcext:value-type="float">
            <text:p>1</text:p>
          </table:table-cell>
          <table:table-cell table:style-name="ce35" table:formula="of:=EXP(-[.J16])+([.J16]^2)-2" office:value-type="float" office:value="-0.632120558828558" calcext:value-type="float">
            <text:p>-0.632120558828558</text:p>
          </table:table-cell>
          <table:table-cell table:number-columns-repeated="101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6" table:formula="of:=IF(([.G16]*-1)&lt;0;[.B16];[.F16])" office:value-type="float" office:value="1.2284121571952" calcext:value-type="float">
            <text:p>1.2284121571952</text:p>
          </table:table-cell>
          <table:table-cell table:style-name="ce16" table:formula="of:=EXP(-[.B17])+([.B17]^2)-2" office:value-type="float" office:value="-0.198246511042145" calcext:value-type="float">
            <text:p>-0.198246511042145</text:p>
          </table:table-cell>
          <table:table-cell table:style-name="ce17" table:formula="of:=IF(([.G16]*-1)&lt;0;[.F16];[.D16])" office:value-type="float" office:value="2" calcext:value-type="float">
            <text:p>2</text:p>
          </table:table-cell>
          <table:table-cell table:style-name="ce16" table:formula="of:=EXP(-[.D17])+([.D17]^2)-2" office:value-type="float" office:value="2.13533528323661" calcext:value-type="float">
            <text:p>2.13533528323661</text:p>
          </table:table-cell>
          <table:table-cell table:style-name="ce41" table:formula="of:=(([.B17]*[.E17])-([.D17]*[.C17]))/([.E17]-[.C17])" office:value-type="float" office:value="1.29396143349381" calcext:value-type="float">
            <text:p>1.2939614335</text:p>
          </table:table-cell>
          <table:table-cell table:style-name="ce16" table:formula="of:=EXP(-[.F17])+([.F17]^2)-2" office:value-type="float" office:value="-0.0514813353841288" calcext:value-type="float">
            <text:p>-0.051481335384129</text:p>
          </table:table-cell>
          <table:table-cell table:style-name="ce16" table:formula="of:=[.D17]-[.B17]" office:value-type="float" office:value="0.771587842804802" calcext:value-type="float">
            <text:p>0.771587842804802</text:p>
          </table:table-cell>
          <table:table-cell table:style-name="ce25"/>
          <table:table-cell table:style-name="ce27" office:value-type="float" office:value="2" calcext:value-type="float">
            <text:p>2</text:p>
          </table:table-cell>
          <table:table-cell table:style-name="ce35" table:formula="of:=EXP(-[.J17])+([.J17]^2)-2" office:value-type="float" office:value="2.13533528323661" calcext:value-type="float">
            <text:p>2.13533528323661</text:p>
          </table:table-cell>
          <table:table-cell table:number-columns-repeated="101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41" table:formula="of:=IF(([.G17]*-1)&lt;0;[.B17];[.F17])" office:value-type="float" office:value="1.29396143349381" calcext:value-type="float">
            <text:p>1.2939614335</text:p>
          </table:table-cell>
          <table:table-cell table:style-name="ce16" table:formula="of:=EXP(-[.B18])+([.B18]^2)-2" office:value-type="float" office:value="-0.0514813353841288" calcext:value-type="float">
            <text:p>-0.051481335384129</text:p>
          </table:table-cell>
          <table:table-cell table:style-name="ce17" table:formula="of:=IF(([.G17]*-1)&lt;0;[.F17];[.D17])" office:value-type="float" office:value="2" calcext:value-type="float">
            <text:p>2</text:p>
          </table:table-cell>
          <table:table-cell table:style-name="ce16" table:formula="of:=EXP(-[.D18])+([.D18]^2)-2" office:value-type="float" office:value="2.13533528323661" calcext:value-type="float">
            <text:p>2.13533528323661</text:p>
          </table:table-cell>
          <table:table-cell table:style-name="ce16" table:formula="of:=(([.B18]*[.E18])-([.D18]*[.C18]))/([.E18]-[.C18])" office:value-type="float" office:value="1.31058276695494" calcext:value-type="float">
            <text:p>1.31058276695494</text:p>
          </table:table-cell>
          <table:table-cell table:style-name="ce16" table:formula="of:=EXP(-[.F18])+([.F18]^2)-2" office:value-type="float" office:value="-0.0127099509798079" calcext:value-type="float">
            <text:p>-0.012709950979808</text:p>
          </table:table-cell>
          <table:table-cell table:style-name="ce41" table:formula="of:=[.D18]-[.B18]" office:value-type="float" office:value="0.706038566506191" calcext:value-type="float">
            <text:p>0.7060385665</text:p>
          </table:table-cell>
          <table:table-cell/>
          <table:table-cell table:style-name="ce14"/>
          <table:table-cell table:number-columns-repeated="1014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table:formula="of:=IF(([.G18]*-1)&lt;0;[.B18];[.F18])" office:value-type="float" office:value="1.31058276695494" calcext:value-type="float">
            <text:p>1.31058276695494</text:p>
          </table:table-cell>
          <table:table-cell table:style-name="ce9" table:formula="of:=EXP(-[.B19])+([.B19]^2)-2" office:value-type="float" office:value="-0.0127099509798079" calcext:value-type="float">
            <text:p>-0.012709950979808</text:p>
          </table:table-cell>
          <table:table-cell table:style-name="ce18" table:formula="of:=IF(([.G18]*-1)&lt;0;[.F18];[.D18])" office:value-type="float" office:value="2" calcext:value-type="float">
            <text:p>2</text:p>
          </table:table-cell>
          <table:table-cell table:style-name="ce9" table:formula="of:=EXP(-[.D19])+([.D19]^2)-2" office:value-type="float" office:value="2.13533528323661" calcext:value-type="float">
            <text:p>2.13533528323661</text:p>
          </table:table-cell>
          <table:table-cell table:style-name="ce9" table:formula="of:=(([.B19]*[.E19])-([.D19]*[.C19]))/([.E19]-[.C19])" office:value-type="float" office:value="1.31466203823706" calcext:value-type="float">
            <text:p>1.31466203823706</text:p>
          </table:table-cell>
          <table:table-cell table:style-name="ce9" table:formula="of:=EXP(-[.F19])+([.F19]^2)-2" office:value-type="float" office:value="-0.00309865258950781" calcext:value-type="float">
            <text:p>-0.003098652589508</text:p>
          </table:table-cell>
          <table:table-cell table:style-name="ce9" table:formula="of:=[.D19]-[.B19]" office:value-type="float" office:value="0.689417233045062" calcext:value-type="float">
            <text:p>0.689417233045062</text:p>
          </table:table-cell>
          <table:table-cell/>
          <table:table-cell table:style-name="ce14"/>
          <table:table-cell table:number-columns-repeated="1014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6" table:formula="of:=IF(([.G19]*-1)&lt;0;[.B19];[.F19])" office:value-type="float" office:value="1.31466203823706" calcext:value-type="float">
            <text:p>1.31466203823706</text:p>
          </table:table-cell>
          <table:table-cell table:style-name="ce16" table:formula="of:=EXP(-[.B20])+([.B20]^2)-2" office:value-type="float" office:value="-0.00309865258950781" calcext:value-type="float">
            <text:p>-0.003098652589508</text:p>
          </table:table-cell>
          <table:table-cell table:style-name="ce17" table:formula="of:=IF(([.G19]*-1)&lt;0;[.F19];[.D19])" office:value-type="float" office:value="2" calcext:value-type="float">
            <text:p>2</text:p>
          </table:table-cell>
          <table:table-cell table:style-name="ce16" table:formula="of:=EXP(-[.D20])+([.D20]^2)-2" office:value-type="float" office:value="2.13533528323661" calcext:value-type="float">
            <text:p>2.13533528323661</text:p>
          </table:table-cell>
          <table:table-cell table:style-name="ce16" table:formula="of:=(([.B20]*[.E20])-([.D20]*[.C20]))/([.E20]-[.C20])" office:value-type="float" office:value="1.31565511275497" calcext:value-type="float">
            <text:p>1.31565511275497</text:p>
          </table:table-cell>
          <table:table-cell table:style-name="ce16" table:formula="of:=EXP(-[.F20])+([.F20]^2)-2" office:value-type="float" office:value="-0.000753124397654847" calcext:value-type="float">
            <text:p>-0.000753124397655</text:p>
          </table:table-cell>
          <table:table-cell table:style-name="ce16" table:formula="of:=[.D20]-[.B20]" office:value-type="float" office:value="0.68533796176294" calcext:value-type="float">
            <text:p>0.68533796176294</text:p>
          </table:table-cell>
          <table:table-cell table:style-name="ce23"/>
          <table:table-cell table:style-name="ce14"/>
          <table:table-cell table:number-columns-repeated="1014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6" table:formula="of:=IF(([.G20]*-1)&lt;0;[.B20];[.F20])" office:value-type="float" office:value="1.31565511275497" calcext:value-type="float">
            <text:p>1.31565511275497</text:p>
          </table:table-cell>
          <table:table-cell table:style-name="ce16" table:formula="of:=EXP(-[.B21])+([.B21]^2)-2" office:value-type="float" office:value="-0.000753124397654847" calcext:value-type="float">
            <text:p>-0.000753124397655</text:p>
          </table:table-cell>
          <table:table-cell table:style-name="ce17" table:formula="of:=IF(([.G20]*-1)&lt;0;[.F20];[.D20])" office:value-type="float" office:value="2" calcext:value-type="float">
            <text:p>2</text:p>
          </table:table-cell>
          <table:table-cell table:style-name="ce16" table:formula="of:=EXP(-[.D21])+([.D21]^2)-2" office:value-type="float" office:value="2.13533528323661" calcext:value-type="float">
            <text:p>2.13533528323661</text:p>
          </table:table-cell>
          <table:table-cell table:style-name="ce16" table:formula="of:=(([.B21]*[.E21])-([.D21]*[.C21]))/([.E21]-[.C21])" office:value-type="float" office:value="1.31589639341974" calcext:value-type="float">
            <text:p>1.31589639341974</text:p>
          </table:table-cell>
          <table:table-cell table:style-name="ce16" table:formula="of:=EXP(-[.F21])+([.F21]^2)-2" office:value-type="float" office:value="-0.000182909332232306" calcext:value-type="float">
            <text:p>-0.000182909332232</text:p>
          </table:table-cell>
          <table:table-cell table:style-name="ce16" table:formula="of:=[.D21]-[.B21]" office:value-type="float" office:value="0.684344887245029" calcext:value-type="float">
            <text:p>0.684344887245029</text:p>
          </table:table-cell>
          <table:table-cell table:number-columns-repeated="1016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6" table:formula="of:=IF(([.G21]*-1)&lt;0;[.B21];[.F21])" office:value-type="float" office:value="1.31589639341974" calcext:value-type="float">
            <text:p>1.31589639341974</text:p>
          </table:table-cell>
          <table:table-cell table:style-name="ce16" table:formula="of:=EXP(-[.B22])+([.B22]^2)-2" office:value-type="float" office:value="-0.000182909332232306" calcext:value-type="float">
            <text:p>-0.000182909332232</text:p>
          </table:table-cell>
          <table:table-cell table:style-name="ce17" table:formula="of:=IF(([.G21]*-1)&lt;0;[.F21];[.D21])" office:value-type="float" office:value="2" calcext:value-type="float">
            <text:p>2</text:p>
          </table:table-cell>
          <table:table-cell table:style-name="ce16" table:formula="of:=EXP(-[.D22])+([.D22]^2)-2" office:value-type="float" office:value="2.13533528323661" calcext:value-type="float">
            <text:p>2.13533528323661</text:p>
          </table:table-cell>
          <table:table-cell table:style-name="ce16" table:formula="of:=(([.B22]*[.E22])-([.D22]*[.C22]))/([.E22]-[.C22])" office:value-type="float" office:value="1.31595498759809" calcext:value-type="float">
            <text:p>1.31595498759809</text:p>
          </table:table-cell>
          <table:table-cell table:style-name="ce16" table:formula="of:=EXP(-[.F22])+([.F22]^2)-2" office:value-type="float" office:value="-0.0000444146400597756" calcext:value-type="float">
            <text:p>-4.44146400597756E-05</text:p>
          </table:table-cell>
          <table:table-cell table:style-name="ce16" table:formula="of:=[.D22]-[.B22]" office:value-type="float" office:value="0.684103606580262" calcext:value-type="float">
            <text:p>0.684103606580262</text:p>
          </table:table-cell>
          <table:table-cell table:number-columns-repeated="1016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16" table:formula="of:=IF(([.G22]*-1)&lt;0;[.B22];[.F22])" office:value-type="float" office:value="1.31595498759809" calcext:value-type="float">
            <text:p>1.31595498759809</text:p>
          </table:table-cell>
          <table:table-cell table:style-name="ce16" table:formula="of:=EXP(-[.B23])+([.B23]^2)-2" office:value-type="float" office:value="-0.0000444146400597756" calcext:value-type="float">
            <text:p>-4.44146400597756E-05</text:p>
          </table:table-cell>
          <table:table-cell table:style-name="ce17" table:formula="of:=IF(([.G22]*-1)&lt;0;[.F22];[.D22])" office:value-type="float" office:value="2" calcext:value-type="float">
            <text:p>2</text:p>
          </table:table-cell>
          <table:table-cell table:style-name="ce16" table:formula="of:=EXP(-[.D23])+([.D23]^2)-2" office:value-type="float" office:value="2.13533528323661" calcext:value-type="float">
            <text:p>2.13533528323661</text:p>
          </table:table-cell>
          <table:table-cell table:style-name="ce16" table:formula="of:=(([.B23]*[.E23])-([.D23]*[.C23]))/([.E23]-[.C23])" office:value-type="float" office:value="1.31596921533148" calcext:value-type="float">
            <text:p>1.31596921533148</text:p>
          </table:table-cell>
          <table:table-cell table:style-name="ce16" table:formula="of:=EXP(-[.F23])+([.F23]^2)-2" office:value-type="float" office:value="-0.0000107844320607065" calcext:value-type="float">
            <text:p>-1.07844320607065E-05</text:p>
          </table:table-cell>
          <table:table-cell table:style-name="ce16" table:formula="of:=[.D23]-[.B23]" office:value-type="float" office:value="0.684045012401907" calcext:value-type="float">
            <text:p>0.684045012401907</text:p>
          </table:table-cell>
          <table:table-cell table:number-columns-repeated="1016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16" table:formula="of:=IF(([.G23]*-1)&lt;0;[.B23];[.F23])" office:value-type="float" office:value="1.31596921533148" calcext:value-type="float">
            <text:p>1.31596921533148</text:p>
          </table:table-cell>
          <table:table-cell table:style-name="ce16" table:formula="of:=EXP(-[.B24])+([.B24]^2)-2" office:value-type="float" office:value="-0.0000107844320607065" calcext:value-type="float">
            <text:p>-1.07844320607065E-05</text:p>
          </table:table-cell>
          <table:table-cell table:style-name="ce17" table:formula="of:=IF(([.G23]*-1)&lt;0;[.F23];[.D23])" office:value-type="float" office:value="2" calcext:value-type="float">
            <text:p>2</text:p>
          </table:table-cell>
          <table:table-cell table:style-name="ce16" table:formula="of:=EXP(-[.D24])+([.D24]^2)-2" office:value-type="float" office:value="2.13533528323661" calcext:value-type="float">
            <text:p>2.13533528323661</text:p>
          </table:table-cell>
          <table:table-cell table:style-name="ce16" table:formula="of:=(([.B24]*[.E24])-([.D24]*[.C24]))/([.E24]-[.C24])" office:value-type="float" office:value="1.31597266998627" calcext:value-type="float">
            <text:p>1.31597266998627</text:p>
          </table:table-cell>
          <table:table-cell table:style-name="ce16" table:formula="of:=EXP(-[.F24])+([.F24]^2)-2" office:value-type="float" office:value="-0.00000261856742356237" calcext:value-type="float">
            <text:p>-2.61856742356237E-06</text:p>
          </table:table-cell>
          <table:table-cell table:style-name="ce16" table:formula="of:=[.D24]-[.B24]" office:value-type="float" office:value="0.684030784668525" calcext:value-type="float">
            <text:p>0.684030784668525</text:p>
          </table:table-cell>
          <table:table-cell table:number-columns-repeated="1016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16" table:formula="of:=IF(([.G24]*-1)&lt;0;[.B24];[.F24])" office:value-type="float" office:value="1.31597266998627" calcext:value-type="float">
            <text:p>1.31597266998627</text:p>
          </table:table-cell>
          <table:table-cell table:style-name="ce16" table:formula="of:=EXP(-[.B25])+([.B25]^2)-2" office:value-type="float" office:value="-0.00000261856742356237" calcext:value-type="float">
            <text:p>-2.61856742356237E-06</text:p>
          </table:table-cell>
          <table:table-cell table:style-name="ce17" table:formula="of:=IF(([.G24]*-1)&lt;0;[.F24];[.D24])" office:value-type="float" office:value="2" calcext:value-type="float">
            <text:p>2</text:p>
          </table:table-cell>
          <table:table-cell table:style-name="ce16" table:formula="of:=EXP(-[.D25])+([.D25]^2)-2" office:value-type="float" office:value="2.13533528323661" calcext:value-type="float">
            <text:p>2.13533528323661</text:p>
          </table:table-cell>
          <table:table-cell table:style-name="ce16" table:formula="of:=(([.B25]*[.E25])-([.D25]*[.C25]))/([.E25]-[.C25])" office:value-type="float" office:value="1.3159735088098" calcext:value-type="float">
            <text:p>1.3159735088098</text:p>
          </table:table-cell>
          <table:table-cell table:style-name="ce16" table:formula="of:=EXP(-[.F25])+([.F25]^2)-2" office:value-type="float" office:value="-0.000000635812575033867" calcext:value-type="float">
            <text:p>-6.35812575033867E-07</text:p>
          </table:table-cell>
          <table:table-cell table:style-name="ce16" table:formula="of:=[.D25]-[.B25]" office:value-type="float" office:value="0.684027330013733" calcext:value-type="float">
            <text:p>0.684027330013733</text:p>
          </table:table-cell>
          <table:table-cell table:number-columns-repeated="1016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16" table:formula="of:=IF(([.G25]*-1)&lt;0;[.B25];[.F25])" office:value-type="float" office:value="1.3159735088098" calcext:value-type="float">
            <text:p>1.3159735088098</text:p>
          </table:table-cell>
          <table:table-cell table:style-name="ce16" table:formula="of:=EXP(-[.B26])+([.B26]^2)-2" office:value-type="float" office:value="-0.000000635812575033867" calcext:value-type="float">
            <text:p>-6.35812575033867E-07</text:p>
          </table:table-cell>
          <table:table-cell table:style-name="ce17" table:formula="of:=IF(([.G25]*-1)&lt;0;[.F25];[.D25])" office:value-type="float" office:value="2" calcext:value-type="float">
            <text:p>2</text:p>
          </table:table-cell>
          <table:table-cell table:style-name="ce16" table:formula="of:=EXP(-[.D26])+([.D26]^2)-2" office:value-type="float" office:value="2.13533528323661" calcext:value-type="float">
            <text:p>2.13533528323661</text:p>
          </table:table-cell>
          <table:table-cell table:style-name="ce16" table:formula="of:=(([.B26]*[.E26])-([.D26]*[.C26]))/([.E26]-[.C26])" office:value-type="float" office:value="1.31597371248391" calcext:value-type="float">
            <text:p>1.31597371248391</text:p>
          </table:table-cell>
          <table:table-cell table:style-name="ce16" table:formula="of:=EXP(-[.F26])+([.F26]^2)-2" office:value-type="float" office:value="-0.000000154381121442171" calcext:value-type="float">
            <text:p>-1.54381121442171E-07</text:p>
          </table:table-cell>
          <table:table-cell table:style-name="ce16" table:formula="of:=[.D26]-[.B26]" office:value-type="float" office:value="0.6840264911902" calcext:value-type="float">
            <text:p>0.6840264911902</text:p>
          </table:table-cell>
          <table:table-cell/>
          <table:table-cell table:style-name="ce29" office:value-type="string" calcext:value-type="string">
            <text:p>[e]parada:</text:p>
          </table:table-cell>
          <table:table-cell table:style-name="ce36" office:value-type="string" calcext:value-type="string">
            <text:p>e1 = e2 = 0,01</text:p>
          </table:table-cell>
          <table:table-cell table:number-columns-repeated="1013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ercicio-5" table:style-name="ta6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8" table:default-cell-style-name="Default"/>
        <table:table-column table:style-name="co44" table:number-columns-repeated="2" table:default-cell-style-name="Default"/>
        <table:table-column table:style-name="co8" table:number-columns-repeated="1015" table:default-cell-style-name="Default"/>
        <table:table-row table:style-name="ro1">
          <table:table-cell table:style-name="ce6" office:value-type="string" calcext:value-type="string" table:number-columns-spanned="11" table:number-rows-spanned="1">
            <text:p>Método de Newton- Raphson</text:p>
          </table:table-cell>
          <table:covered-table-cell table:number-columns-repeated="9" table:style-name="ce15"/>
          <table:covered-table-cell table:style-name="ce34"/>
          <table:table-cell table:number-columns-repeated="1013"/>
        </table:table-row>
        <table:table-row table:style-name="ro1"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Xi</text:p>
          </table:table-cell>
          <table:table-cell table:style-name="ce7" office:value-type="string" calcext:value-type="string">
            <text:p>f(Xi)</text:p>
          </table:table-cell>
          <table:table-cell table:style-name="ce7" office:value-type="string" calcext:value-type="string">
            <text:p>f '(Xi)</text:p>
          </table:table-cell>
          <table:table-cell table:style-name="ce7" office:value-type="string" calcext:value-type="string">
            <text:p>Xi +1 = <text:s/>Xi - ( f(Xi) / f ' (Xi) )</text:p>
          </table:table-cell>
          <table:table-cell table:style-name="ce7" office:value-type="string" calcext:value-type="string">
            <text:p>| Xi + 1 – xi | <text:s text:c="2"/>[e]</text:p>
          </table:table-cell>
          <table:table-cell table:style-name="ce22"/>
          <table:table-cell table:number-columns-repeated="2"/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2 cos(x) - e^x/2</text:p>
          </table:table-cell>
          <table:table-cell table:number-columns-repeated="1013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table:formula="of:=2*COS([.B3]) - EXP([.B3])/2" office:value-type="float" office:value="0.930804488430681" calcext:value-type="float">
            <text:p>0.930804488430681</text:p>
          </table:table-cell>
          <table:table-cell table:style-name="ce16" table:formula="of:=-2*SIN([.B3])-EXP([.B3])*0.5" office:value-type="float" office:value="-1.783211713" calcext:value-type="float">
            <text:p>-1.783211713</text:p>
          </table:table-cell>
          <table:table-cell table:style-name="ce16" table:formula="of:=[.B3]-([.C3]/[.D3])" office:value-type="float" office:value="1.02198204040772" calcext:value-type="float">
            <text:p>1.02198204040772</text:p>
          </table:table-cell>
          <table:table-cell table:style-name="ce16" table:formula="of:=[.E3]-[.B3]" office:value-type="float" office:value="0.521982040407718" calcext:value-type="float">
            <text:p>0.521982040407718</text:p>
          </table:table-cell>
          <table:table-cell table:number-columns-repeated="3"/>
          <table:table-cell table:style-name="ce27" office:value-type="float" office:value="0" calcext:value-type="float">
            <text:p>0</text:p>
          </table:table-cell>
          <table:table-cell table:style-name="ce35" table:formula="of:=2*COS([.J3]) - EXP([.J3])/2" office:value-type="float" office:value="1.5" calcext:value-type="float">
            <text:p>1.5</text:p>
          </table:table-cell>
          <table:table-cell table:number-columns-repeated="101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6" table:formula="of:=[.E3]" office:value-type="float" office:value="1.02198204040772" calcext:value-type="float">
            <text:p>1.02198204040772</text:p>
          </table:table-cell>
          <table:table-cell table:style-name="ce16" table:formula="of:=2*COS([.B4]) - EXP([.B4])/2" office:value-type="float" office:value="-0.345996375817493" calcext:value-type="float">
            <text:p>-0.345996375817493</text:p>
          </table:table-cell>
          <table:table-cell table:style-name="ce16" table:formula="of:=-2*SIN([.B4])-0.5*EXP([.B4])" office:value-type="float" office:value="-3.09563575941111" calcext:value-type="float">
            <text:p>-3.09563575941111</text:p>
          </table:table-cell>
          <table:table-cell table:style-name="ce16" table:formula="of:=[.B4]-([.C4]/[.D4])" office:value-type="float" office:value="0.910212955570904" calcext:value-type="float">
            <text:p>0.910212955570904</text:p>
          </table:table-cell>
          <table:table-cell table:style-name="ce16" table:formula="of:=[.E4]-[.B4]" office:value-type="float" office:value="-0.111769084836813" calcext:value-type="float">
            <text:p>-0.111769084836813</text:p>
          </table:table-cell>
          <table:table-cell table:number-columns-repeated="3"/>
          <table:table-cell table:style-name="ce27" office:value-type="float" office:value="1" calcext:value-type="float">
            <text:p>1</text:p>
          </table:table-cell>
          <table:table-cell table:style-name="ce35" table:formula="of:=2*COS([.J4]) - EXP([.J4])/2" office:value-type="float" office:value="-0.278536302493243" calcext:value-type="float">
            <text:p>-0.278536302493243</text:p>
          </table:table-cell>
          <table:table-cell table:number-columns-repeated="101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6" table:formula="of:=[.E4]" office:value-type="float" office:value="0.910212955570904" calcext:value-type="float">
            <text:p>0.910212955570904</text:p>
          </table:table-cell>
          <table:table-cell table:style-name="ce16" table:formula="of:=2*COS([.B5]) - EXP([.B5])/2" office:value-type="float" office:value="-0.0152706073146496" calcext:value-type="float">
            <text:p>-0.01527060731465</text:p>
          </table:table-cell>
          <table:table-cell table:style-name="ce16" table:formula="of:=-2*SIN([.B5])-0.5*EXP([.B5])" office:value-type="float" office:value="-2.82169466474898" calcext:value-type="float">
            <text:p>-2.82169466474898</text:p>
          </table:table-cell>
          <table:table-cell table:style-name="ce16" table:formula="of:=[.B5]-([.C5]/[.D5])" office:value-type="float" office:value="0.904801098822042" calcext:value-type="float">
            <text:p>0.904801098822042</text:p>
          </table:table-cell>
          <table:table-cell table:style-name="ce16" table:formula="of:=[.E5]-[.B5]" office:value-type="float" office:value="-0.00541185674886202" calcext:value-type="float">
            <text:p>-0.005411856748862</text:p>
          </table:table-cell>
          <table:table-cell table:number-columns-repeated="3"/>
          <table:table-cell table:style-name="ce37"/>
          <table:table-cell table:style-name="ce23"/>
          <table:table-cell table:number-columns-repeated="1013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table:formula="of:=[.E5]" office:value-type="float" office:value="0.904801098822042" calcext:value-type="float">
            <text:p>0.904801098822042</text:p>
          </table:table-cell>
          <table:table-cell table:style-name="ce9" table:formula="of:=2*COS([.B6]) - EXP([.B6])/2" office:value-type="float" office:value="-0.000036173682441909" calcext:value-type="float">
            <text:p>-3.6173682441909E-05</text:p>
          </table:table-cell>
          <table:table-cell table:style-name="ce9" table:formula="of:=-2*SIN([.B6])-0.5*EXP([.B6])" office:value-type="float" office:value="-2.80832471290565" calcext:value-type="float">
            <text:p>-2.80832471290565</text:p>
          </table:table-cell>
          <table:table-cell table:style-name="ce9" table:formula="of:=[.B6]-([.C6]/[.D6])" office:value-type="float" office:value="0.904788217946025" calcext:value-type="float">
            <text:p>0.904788217946025</text:p>
          </table:table-cell>
          <table:table-cell table:style-name="ce9" table:formula="of:=[.E6]-[.B6]" office:value-type="float" office:value="-0.0000128808760168075" calcext:value-type="float">
            <text:p>-1.28808760168075E-05</text:p>
          </table:table-cell>
          <table:table-cell table:number-columns-repeated="3"/>
          <table:table-cell table:style-name="ce37"/>
          <table:table-cell table:style-name="ce23"/>
          <table:table-cell table:number-columns-repeated="1013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6" table:formula="of:=[.E6]" office:value-type="float" office:value="0.904788217946025" calcext:value-type="float">
            <text:p>0.904788217946025</text:p>
          </table:table-cell>
          <table:table-cell table:style-name="ce16" table:formula="of:=2*COS([.B7]) - EXP([.B7])/2" office:value-type="float" office:value="-0.000000000205023997779108" calcext:value-type="float">
            <text:p>-2.05023997779108E-10</text:p>
          </table:table-cell>
          <table:table-cell table:style-name="ce16" table:formula="of:=-2*SIN([.B7])-0.5*EXP([.B7])" office:value-type="float" office:value="-2.80829287902754" calcext:value-type="float">
            <text:p>-2.80829287902754</text:p>
          </table:table-cell>
          <table:table-cell table:style-name="ce16" table:formula="of:=[.B7]-([.C7]/[.D7])" office:value-type="float" office:value="0.904788217873019" calcext:value-type="float">
            <text:p>0.904788217873019</text:p>
          </table:table-cell>
          <table:table-cell table:style-name="ce16" table:formula="of:=[.E7]-[.B7]" office:value-type="float" office:value="-0.0000000000730066007648134" calcext:value-type="float">
            <text:p>-7.30066007648134E-11</text:p>
          </table:table-cell>
          <table:table-cell table:style-name="ce23"/>
          <table:table-cell table:number-columns-repeated="2"/>
          <table:table-cell table:style-name="ce37"/>
          <table:table-cell table:style-name="ce23"/>
          <table:table-cell table:number-columns-repeated="1013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6" table:formula="of:=[.E7]" office:value-type="float" office:value="0.904788217873019" calcext:value-type="float">
            <text:p>0.904788217873019</text:p>
          </table:table-cell>
          <table:table-cell table:style-name="ce16" table:formula="of:=2*COS([.B8]) - EXP([.B8])/2" office:value-type="float" office:value="0" calcext:value-type="float">
            <text:p>0</text:p>
          </table:table-cell>
          <table:table-cell table:style-name="ce16" table:formula="of:=-2*SIN([.B8])-0.5*EXP([.B8])" office:value-type="float" office:value="-2.80829287884711" calcext:value-type="float">
            <text:p>-2.80829287884711</text:p>
          </table:table-cell>
          <table:table-cell table:style-name="ce16" table:formula="of:=[.B8]-([.C8]/[.D8])" office:value-type="float" office:value="0.904788217873019" calcext:value-type="float">
            <text:p>0.904788217873019</text:p>
          </table:table-cell>
          <table:table-cell table:style-name="ce16" table:formula="of:=[.E8]-[.B8]" office:value-type="float" office:value="0" calcext:value-type="float">
            <text:p>0</text:p>
          </table:table-cell>
          <table:table-cell table:number-columns-repeated="3"/>
          <table:table-cell table:style-name="ce29" office:value-type="string" calcext:value-type="string">
            <text:p>[e]parada:</text:p>
          </table:table-cell>
          <table:table-cell table:style-name="ce36" office:value-type="string" calcext:value-type="string">
            <text:p>e = 0,0001</text:p>
          </table:table-cell>
          <table:table-cell table:number-columns-repeated="101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ercicio-6" table:style-name="ta7">
        <table:table-column table:style-name="co32" table:default-cell-style-name="Default"/>
        <table:table-column table:style-name="co8" table:default-cell-style-name="Default"/>
        <table:table-column table:style-name="co45" table:default-cell-style-name="Default"/>
        <table:table-column table:style-name="co8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8" table:number-columns-repeated="1018" table:default-cell-style-name="Default"/>
        <table:table-row table:style-name="ro1">
          <table:table-cell table:style-name="ce6" office:value-type="string" calcext:value-type="string" table:number-columns-spanned="11" table:number-rows-spanned="1">
            <text:p>Método de Newton- Raphson</text:p>
          </table:table-cell>
          <table:covered-table-cell table:number-columns-repeated="9" table:style-name="ce15"/>
          <table:covered-table-cell table:style-name="ce34"/>
          <table:table-cell table:number-columns-repeated="1013"/>
        </table:table-row>
        <table:table-row table:style-name="ro1"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Xi</text:p>
          </table:table-cell>
          <table:table-cell table:style-name="ce7" office:value-type="string" calcext:value-type="string">
            <text:p>f(Xi)</text:p>
          </table:table-cell>
          <table:table-cell table:style-name="ce7" office:value-type="string" calcext:value-type="string">
            <text:p>f '(Xi)</text:p>
          </table:table-cell>
          <table:table-cell table:style-name="ce7" office:value-type="string" calcext:value-type="string">
            <text:p>Xi +1 = <text:s/>Xi - ( f(Xi) / f ' (Xi) )</text:p>
          </table:table-cell>
          <table:table-cell table:style-name="ce7" office:value-type="string" calcext:value-type="string">
            <text:p>| Xi + 1 – xi | <text:s text:c="2"/>[e]</text:p>
          </table:table-cell>
          <table:table-cell table:style-name="ce22"/>
          <table:table-cell table:number-columns-repeated="2"/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x^3– 3x + 3</text:p>
          </table:table-cell>
          <table:table-cell table:number-columns-repeated="1013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16" office:value-type="float" office:value="-2" calcext:value-type="float">
            <text:p>-2</text:p>
          </table:table-cell>
          <table:table-cell table:style-name="ce35" table:formula="of:=([.B3]^3)-(3*[.B3])+3" office:value-type="float" office:value="1" calcext:value-type="float">
            <text:p>1</text:p>
          </table:table-cell>
          <table:table-cell table:style-name="ce16" table:formula="of:=(3*([.B3]^2))-3" office:value-type="float" office:value="9" calcext:value-type="float">
            <text:p>9</text:p>
          </table:table-cell>
          <table:table-cell table:style-name="ce16" table:formula="of:=[.B3]-([.C3]/[.D3])" office:value-type="float" office:value="-2.11111111111111" calcext:value-type="float">
            <text:p>-2.11111111111111</text:p>
          </table:table-cell>
          <table:table-cell table:style-name="ce16" table:formula="of:=[.E3]-[.B3]" office:value-type="float" office:value="-0.111111111111111" calcext:value-type="float">
            <text:p>-0.111111111111111</text:p>
          </table:table-cell>
          <table:table-cell table:number-columns-repeated="3"/>
          <table:table-cell table:style-name="ce27" office:value-type="float" office:value="-2" calcext:value-type="float">
            <text:p>-2</text:p>
          </table:table-cell>
          <table:table-cell table:style-name="ce44" table:formula="of:=([.J3]^3)-(3*[.J3])+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6" table:formula="of:=[.E3]" office:value-type="float" office:value="-2.11111111111111" calcext:value-type="float">
            <text:p>-2.11111111111111</text:p>
          </table:table-cell>
          <table:table-cell table:style-name="ce35" table:formula="of:=([.B4]^3)-(3*[.B4])+3" office:value-type="float" office:value="-0.0754458161865568" calcext:value-type="float">
            <text:p>-0.075445816186557</text:p>
          </table:table-cell>
          <table:table-cell table:style-name="ce16" table:formula="of:=(3*([.B4]^2))-3" office:value-type="float" office:value="10.3703703703704" calcext:value-type="float">
            <text:p>10.3703703703704</text:p>
          </table:table-cell>
          <table:table-cell table:style-name="ce16" table:formula="of:=[.B4]-([.C4]/[.D4])" office:value-type="float" office:value="-2.10383597883598" calcext:value-type="float">
            <text:p>-2.10383597883598</text:p>
          </table:table-cell>
          <table:table-cell table:style-name="ce16" table:formula="of:=[.E4]-[.B4]" office:value-type="float" office:value="0.0072751322751321" calcext:value-type="float">
            <text:p>0.007275132275132</text:p>
          </table:table-cell>
          <table:table-cell table:number-columns-repeated="3"/>
          <table:table-cell table:style-name="ce37"/>
          <table:table-cell table:style-name="ce45"/>
          <table:table-cell table:number-columns-repeated="101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6" table:formula="of:=[.E4]" office:value-type="float" office:value="-2.10383597883598" calcext:value-type="float">
            <text:p>-2.10383597883598</text:p>
          </table:table-cell>
          <table:table-cell table:style-name="ce35" table:formula="of:=([.B5]^3)-(3*[.B5])+3" office:value-type="float" office:value="-0.000334822759342046" calcext:value-type="float">
            <text:p>-0.000334822759342</text:p>
          </table:table-cell>
          <table:table-cell table:style-name="ce16" table:formula="of:=(3*([.B5]^2))-3" office:value-type="float" office:value="10.2783774775342" calcext:value-type="float">
            <text:p>10.2783774775342</text:p>
          </table:table-cell>
          <table:table-cell table:style-name="ce16" table:formula="of:=[.B5]-([.C5]/[.D5])" office:value-type="float" office:value="-2.10380340338717" calcext:value-type="float">
            <text:p>-2.10380340338717</text:p>
          </table:table-cell>
          <table:table-cell table:style-name="ce16" table:formula="of:=[.E5]-[.B5]" office:value-type="float" office:value="0.0000325754488073038" calcext:value-type="float">
            <text:p>3.25754488073038E-05</text:p>
          </table:table-cell>
          <table:table-cell table:number-columns-repeated="3"/>
          <table:table-cell table:style-name="ce14"/>
          <table:table-cell table:number-columns-repeated="1014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table:formula="of:=[.E5]" office:value-type="float" office:value="-2.10380340338717" calcext:value-type="float">
            <text:p>-2.10380340338717</text:p>
          </table:table-cell>
          <table:table-cell table:style-name="ce40" table:formula="of:=([.B6]^3)-(3*[.B6])+3" office:value-type="float" office:value="-0.0000000066974852330759" calcext:value-type="float">
            <text:p>-6.6974852330759E-09</text:p>
          </table:table-cell>
          <table:table-cell table:style-name="ce9" table:formula="of:=(3*([.B6]^2))-3" office:value-type="float" office:value="10.2779662803103" calcext:value-type="float">
            <text:p>10.2779662803103</text:p>
          </table:table-cell>
          <table:table-cell table:style-name="ce9" table:formula="of:=[.B6]-([.C6]/[.D6])" office:value-type="float" office:value="-2.10380340273554" calcext:value-type="float">
            <text:p>-2.10380340273554</text:p>
          </table:table-cell>
          <table:table-cell table:style-name="ce9" table:formula="of:=[.E6]-[.B6]" office:value-type="float" office:value="0.000000000651635190251909" calcext:value-type="float">
            <text:p>6.51635190251909E-10</text:p>
          </table:table-cell>
          <table:table-cell table:number-columns-repeated="3"/>
          <table:table-cell table:style-name="ce14"/>
          <table:table-cell table:number-columns-repeated="1014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6" table:formula="of:=[.E6]" office:value-type="float" office:value="-2.10380340273554" calcext:value-type="float">
            <text:p>-2.10380340273554</text:p>
          </table:table-cell>
          <table:table-cell table:style-name="ce35" table:formula="of:=([.B7]^3)-(3*[.B7])+3" office:value-type="float" office:value="0" calcext:value-type="float">
            <text:p>0</text:p>
          </table:table-cell>
          <table:table-cell table:style-name="ce16" table:formula="of:=(3*([.B7]^2))-3" office:value-type="float" office:value="10.2779662720849" calcext:value-type="float">
            <text:p>10.2779662720849</text:p>
          </table:table-cell>
          <table:table-cell table:style-name="ce16" table:formula="of:=[.B7]-([.C7]/[.D7])" office:value-type="float" office:value="-2.10380340273554" calcext:value-type="float">
            <text:p>-2.10380340273554</text:p>
          </table:table-cell>
          <table:table-cell table:style-name="ce16" table:formula="of:=[.E7]-[.B7]" office:value-type="float" office:value="0" calcext:value-type="float">
            <text:p>0</text:p>
          </table:table-cell>
          <table:table-cell table:style-name="ce23"/>
          <table:table-cell table:number-columns-repeated="2"/>
          <table:table-cell table:style-name="ce14"/>
          <table:table-cell table:number-columns-repeated="1014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6" table:formula="of:=[.E7]" office:value-type="float" office:value="-2.10380340273554" calcext:value-type="float">
            <text:p>-2.10380340273554</text:p>
          </table:table-cell>
          <table:table-cell table:style-name="ce35" table:formula="of:=([.B8]^3)-(3*[.B8])+3" office:value-type="float" office:value="0" calcext:value-type="float">
            <text:p>0</text:p>
          </table:table-cell>
          <table:table-cell table:style-name="ce16" table:formula="of:=(3*([.B8]^2))-3" office:value-type="float" office:value="10.2779662720849" calcext:value-type="float">
            <text:p>10.2779662720849</text:p>
          </table:table-cell>
          <table:table-cell table:style-name="ce16" table:formula="of:=[.B8]-([.C8]/[.D8])" office:value-type="float" office:value="-2.10380340273554" calcext:value-type="float">
            <text:p>-2.10380340273554</text:p>
          </table:table-cell>
          <table:table-cell table:style-name="ce16" table:formula="of:=[.E8]-[.B8]" office:value-type="float" office:value="0" calcext:value-type="float">
            <text:p>0</text:p>
          </table:table-cell>
          <table:table-cell table:number-columns-repeated="3"/>
          <table:table-cell table:style-name="ce29" office:value-type="string" calcext:value-type="string">
            <text:p>[e]parada:</text:p>
          </table:table-cell>
          <table:table-cell table:style-name="ce36" office:value-type="string" calcext:value-type="string">
            <text:p>e = 0,000001</text:p>
          </table:table-cell>
          <table:table-cell table:number-columns-repeated="101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ercicio-7" table:style-name="ta8">
        <table:table-column table:style-name="co48" table:default-cell-style-name="Default"/>
        <table:table-column table:style-name="co49" table:default-cell-style-name="Default"/>
        <table:table-column table:style-name="co45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0" table:default-cell-style-name="Default"/>
        <table:table-column table:style-name="co54" table:default-cell-style-name="Default"/>
        <table:table-column table:style-name="co8" table:default-cell-style-name="Default"/>
        <table:table-column table:style-name="co14" table:default-cell-style-name="Default"/>
        <table:table-column table:style-name="co8" table:number-columns-repeated="1013" table:default-cell-style-name="Default"/>
        <table:table-row table:style-name="ro1">
          <table:table-cell table:style-name="ce6" office:value-type="string" calcext:value-type="string" table:number-columns-spanned="11" table:number-rows-spanned="1">
            <text:p>Método de Newton- Raphson</text:p>
          </table:table-cell>
          <table:covered-table-cell table:number-columns-repeated="9" table:style-name="ce15"/>
          <table:covered-table-cell table:style-name="ce34"/>
          <table:table-cell table:number-columns-repeated="1013"/>
        </table:table-row>
        <table:table-row table:style-name="ro1"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Xi</text:p>
          </table:table-cell>
          <table:table-cell table:style-name="ce7" office:value-type="string" calcext:value-type="string">
            <text:p>f(Xi)</text:p>
          </table:table-cell>
          <table:table-cell table:style-name="ce7" office:value-type="string" calcext:value-type="string">
            <text:p>f '(Xi)</text:p>
          </table:table-cell>
          <table:table-cell table:style-name="ce7" office:value-type="string" calcext:value-type="string">
            <text:p>Xi +1 = <text:s/>Xi - ( f(Xi) / f ' (Xi) )</text:p>
          </table:table-cell>
          <table:table-cell table:style-name="ce7" office:value-type="string" calcext:value-type="string">
            <text:p>| Xi + 1 – xi | <text:s text:c="2"/>[e]</text:p>
          </table:table-cell>
          <table:table-cell table:style-name="ce22"/>
          <table:table-cell table:number-columns-repeated="2"/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80*e^-2x + 20*e^-0,1x - 10</text:p>
          </table:table-cell>
          <table:table-cell table:number-columns-repeated="1013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16" office:value-type="float" office:value="6.5" calcext:value-type="float">
            <text:p>6.5</text:p>
          </table:table-cell>
          <table:table-cell table:style-name="ce35" table:formula="of:=(80*EXP(-2*[.B3]))+(20*EXP(-0.1*[.B3]))-10" office:value-type="float" office:value="0.441096361572878" calcext:value-type="float">
            <text:p>0.441096361572878</text:p>
          </table:table-cell>
          <table:table-cell table:style-name="ce16" table:formula="of:=-160*EXP(-2*[.B3])-2*EXP(-0.1*[.B3])" office:value-type="float" office:value="-1.044453206" calcext:value-type="float">
            <text:p>-1.044453206</text:p>
          </table:table-cell>
          <table:table-cell table:style-name="ce16" table:formula="of:=[.B3]-([.C3]/[.D3])" office:value-type="float" office:value="6.92232276088478" calcext:value-type="float">
            <text:p>6.92232276088478</text:p>
          </table:table-cell>
          <table:table-cell table:style-name="ce16" table:formula="of:=[.E3]-[.B3]" office:value-type="float" office:value="0.422322760884779" calcext:value-type="float">
            <text:p>0.422322760884779</text:p>
          </table:table-cell>
          <table:table-cell table:number-columns-repeated="3"/>
          <table:table-cell table:style-name="ce27" office:value-type="float" office:value="6" calcext:value-type="float">
            <text:p>6</text:p>
          </table:table-cell>
          <table:table-cell table:style-name="ce44" table:formula="of:=(80*EXP(-2*[.J3]))+(20*EXP(-0.1*[.J3]))-10" office:value-type="float" office:value="0.976724258868794" calcext:value-type="float">
            <text:p>0.976724258868794</text:p>
          </table:table-cell>
          <table:table-cell table:number-columns-repeated="101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6" table:formula="of:=[.E3]" office:value-type="float" office:value="6.92232276088478" calcext:value-type="float">
            <text:p>6.92232276088478</text:p>
          </table:table-cell>
          <table:table-cell table:style-name="ce35" table:formula="of:=(80*EXP(-2*[.B4]))+(20*EXP(-0.1*[.B4]))-10" office:value-type="float" office:value="0.00923093407167386" calcext:value-type="float">
            <text:p>0.009230934071674</text:p>
          </table:table-cell>
          <table:table-cell table:style-name="ce16" table:formula="of:=(-160*EXP(-2*[.B4]))+(-2*EXP(-0.1*[.B4]))" office:value-type="float" office:value="-1.00107072878299" calcext:value-type="float">
            <text:p>-1.00107072878299</text:p>
          </table:table-cell>
          <table:table-cell table:style-name="ce16" table:formula="of:=[.B4]-([.C4]/[.D4])" office:value-type="float" office:value="6.93154382170123" calcext:value-type="float">
            <text:p>6.93154382170123</text:p>
          </table:table-cell>
          <table:table-cell table:style-name="ce16" table:formula="of:=[.E4]-[.B4]" office:value-type="float" office:value="0.00922106081644802" calcext:value-type="float">
            <text:p>0.009221060816448</text:p>
          </table:table-cell>
          <table:table-cell table:number-columns-repeated="3"/>
          <table:table-cell table:style-name="ce27" office:value-type="float" office:value="7" calcext:value-type="float">
            <text:p>7</text:p>
          </table:table-cell>
          <table:table-cell table:style-name="ce44" table:formula="of:=(80*EXP(-2*[.J4]))+(20*EXP(-0.1*[.J4]))-10" office:value-type="float" office:value="-0.0682274018742817" calcext:value-type="float">
            <text:p>-0.068227401874282</text:p>
          </table:table-cell>
          <table:table-cell table:number-columns-repeated="1013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table:formula="of:=[.E4]" office:value-type="float" office:value="6.93154382170123" calcext:value-type="float">
            <text:p>6.93154382170123</text:p>
          </table:table-cell>
          <table:table-cell table:style-name="ce40" table:formula="of:=(80*EXP(-2*[.B5]))+(20*EXP(-0.1*[.B5]))-10" office:value-type="float" office:value="0.00000426711485879139" calcext:value-type="float">
            <text:p>4.26711485879139E-06</text:p>
          </table:table-cell>
          <table:table-cell table:style-name="ce9" table:formula="of:=(-160*EXP(-2*[.B5]))+(-2*EXP(-0.1*[.B5]))" office:value-type="float" office:value="-1.00014536433039" calcext:value-type="float">
            <text:p>-1.00014536433039</text:p>
          </table:table-cell>
          <table:table-cell table:style-name="ce9" table:formula="of:=[.B5]-([.C5]/[.D5])" office:value-type="float" office:value="6.93154808819589" calcext:value-type="float">
            <text:p>6.93154808819589</text:p>
          </table:table-cell>
          <table:table-cell table:style-name="ce9" table:formula="of:=[.E5]-[.B5]" office:value-type="float" office:value="0.00000426649466245266" calcext:value-type="float">
            <text:p>4.26649466245266E-06</text:p>
          </table:table-cell>
          <table:table-cell table:number-columns-repeated="1018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6" table:formula="of:=[.E5]" office:value-type="float" office:value="6.93154808819589" calcext:value-type="float">
            <text:p>6.93154808819589</text:p>
          </table:table-cell>
          <table:table-cell table:style-name="ce39" table:formula="of:=(80*EXP(-2*[.B6]))+(20*EXP(-0.1*[.B6]))-10" office:value-type="float" office:value="0.000000000000916600129130529" calcext:value-type="float">
            <text:p>9.16600129130529E-13</text:p>
          </table:table-cell>
          <table:table-cell table:style-name="ce16" table:formula="of:=(-160*EXP(-2*[.B6]))+(-2*EXP(-0.1*[.B6]))" office:value-type="float" office:value="-1.00014493638225" calcext:value-type="float">
            <text:p>-1.00014493638225</text:p>
          </table:table-cell>
          <table:table-cell table:style-name="ce16" table:formula="of:=[.B6]-([.C6]/[.D6])" office:value-type="float" office:value="6.93154808819681" calcext:value-type="float">
            <text:p>6.93154808819681</text:p>
          </table:table-cell>
          <table:table-cell table:style-name="ce16" table:formula="of:=[.E6]-[.B6]" office:value-type="float" office:value="0.000000000000916600129130529" calcext:value-type="float">
            <text:p>9.16600129130529E-13</text:p>
          </table:table-cell>
          <table:table-cell table:number-columns-repeated="3"/>
          <table:table-cell table:style-name="ce29" office:value-type="string" calcext:value-type="string">
            <text:p>[e]parada:</text:p>
          </table:table-cell>
          <table:table-cell table:style-name="ce36" table:formula="of:=10^-5" office:value-type="float" office:value="0.00001" calcext:value-type="float">
            <text:p>1E-05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3"/>
          <table:table-cell table:number-columns-repeated="1017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10" loext:min-decimal-places="10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ercicio-1" style:display-name="PageStyle_Exercicio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ercicio-2" style:display-name="PageStyle_Exercicio-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ercicio-3" style:display-name="PageStyle_Exercicio-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ercicio-4" style:display-name="PageStyle_Exercicio-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ercicio-5" style:display-name="PageStyle_Exercicio-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ercicio-6" style:display-name="PageStyle_Exercicio-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ercicio-7" style:display-name="PageStyle_Exercicio-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841" meta:object-count="0"/>
    <meta:generator>LibreOfficeDev/6.0.5.2$Linux_X86_64 LibreOffice_project/</meta:generator>
  </office:meta>
</office:document-meta>
</file>